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 style:text-align-source="fix" style:repeat-content="false" fo:border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 fo:border="0.74pt solid #000000"/>
    </style:style>
    <style:style style:name="ce7" style:family="table-cell" style:parent-style-name="Default">
      <style:table-cell-properties fo:background-color="#d4ea6b" fo:border="0.74pt solid #000000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ce13" style:family="table-cell" style:parent-style-name="Default">
      <style:table-cell-properties fo:background-color="#800080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5983b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069a2e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6"/>
        <table:table-column table:style-name="co1" table:number-columns-repeated="3" table:default-cell-style-name="ce7"/>
        <table:table-column table:style-name="co1" table:number-columns-repeated="3" table:default-cell-style-name="ce8"/>
        <table:table-column table:style-name="co1" table:default-cell-style-name="ce9"/>
        <table:table-column table:style-name="co2" table:default-cell-style-name="ce8"/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1" table:number-columns-repeated="3" table:default-cell-style-name="ce9"/>
        <table:table-column table:style-name="co2" table:default-cell-style-name="ce8"/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2" table:default-cell-style-name="ce8"/>
        <table:table-column table:style-name="co1" table:number-columns-repeated="3" table:default-cell-style-name="ce8"/>
        <table:table-row table:style-name="ro1">
          <table:table-cell table:style-name="ce1" office:value-type="string" calcext:value-type="string" table:number-columns-spanned="11" table:number-rows-spanned="1">
            <text:p>RAW DATA</text:p>
          </table:table-cell>
          <table:covered-table-cell table:number-columns-repeated="10" table:style-name="ce5"/>
          <table:table-cell table:style-name="ce13" office:value-type="string" calcext:value-type="string" table:number-columns-spanned="6" table:number-rows-spanned="1">
            <text:p>ENCODING</text:p>
          </table:table-cell>
          <table:covered-table-cell table:number-columns-repeated="5" table:style-name="ce5"/>
          <table:table-cell table:style-name="ce14" office:value-type="string" calcext:value-type="string" table:number-columns-spanned="3" table:number-rows-spanned="1">
            <text:p>RAW DATA</text:p>
          </table:table-cell>
          <table:covered-table-cell table:style-name="ce15"/>
          <table:covered-table-cell table:style-name="Default"/>
          <table:table-cell table:style-name="ce16" office:value-type="string" calcext:value-type="string" table:number-columns-spanned="8" table:number-rows-spanned="1">
            <text:p>DECODING</text:p>
          </table:table-cell>
          <table:covered-table-cell table:number-columns-repeated="5" table:style-name="ce5"/>
          <table:covered-table-cell table:number-columns-repeated="2" table:style-name="Default"/>
        </table:table-row>
        <table:table-row table:style-name="ro1"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O1</text:p>
          </table:table-cell>
          <table:table-cell table:style-name="ce5" office:value-type="string" calcext:value-type="string">
            <text:p>O2</text:p>
          </table:table-cell>
          <table:table-cell table:style-name="ce5" office:value-type="string" calcext:value-type="string">
            <text:p>O3</text:p>
          </table:table-cell>
          <table:table-cell table:style-name="ce5" office:value-type="string" calcext:value-type="string">
            <text:p>A – O1</text:p>
          </table:table-cell>
          <table:table-cell table:style-name="ce5" office:value-type="string" calcext:value-type="string">
            <text:p>B – O2</text:p>
          </table:table-cell>
          <table:table-cell table:style-name="ce5" office:value-type="string" calcext:value-type="string">
            <text:p>C – O3</text:p>
          </table:table-cell>
          <table:table-cell table:style-name="ce5" office:value-type="string" calcext:value-type="string">
            <text:p>D Binary</text:p>
          </table:table-cell>
          <table:table-cell table:style-name="ce5" office:value-type="string" calcext:value-type="string">
            <text:p>O1 Predicted</text:p>
          </table:table-cell>
          <table:table-cell table:style-name="ce5" office:value-type="string" calcext:value-type="string">
            <text:p>Diff</text:p>
          </table:table-cell>
          <table:table-cell table:style-name="ce5" office:value-type="string" calcext:value-type="string">
            <text:p>O2 Predicted</text:p>
          </table:table-cell>
          <table:table-cell table:style-name="ce5" office:value-type="string" calcext:value-type="string">
            <text:p>Diff</text:p>
          </table:table-cell>
          <table:table-cell table:style-name="ce5" office:value-type="string" calcext:value-type="string">
            <text:p>O3 Predicted</text:p>
          </table:table-cell>
          <table:table-cell table:style-name="ce5" office:value-type="string" calcext:value-type="string">
            <text:p>Diff</text:p>
          </table:table-cell>
          <table:table-cell table:style-name="ce5" office:value-type="string" calcext:value-type="string">
            <text:p>O1 Binary</text:p>
          </table:table-cell>
          <table:table-cell table:style-name="ce5" office:value-type="string" calcext:value-type="string">
            <text:p>O2 Binary</text:p>
          </table:table-cell>
          <table:table-cell table:style-name="ce5" office:value-type="string" calcext:value-type="string">
            <text:p>O3 Binary</text:p>
          </table:table-cell>
          <table:table-cell table:style-name="ce5" office:value-type="string" calcext:value-type="string">
            <text:p>A Predicted</text:p>
          </table:table-cell>
          <table:table-cell table:style-name="ce5" office:value-type="string" calcext:value-type="string">
            <text:p>Diff</text:p>
          </table:table-cell>
          <table:table-cell table:style-name="ce5" office:value-type="string" calcext:value-type="string">
            <text:p>B Predicted</text:p>
          </table:table-cell>
          <table:table-cell table:style-name="ce5" office:value-type="string" calcext:value-type="string">
            <text:p>Diff</text:p>
          </table:table-cell>
          <table:table-cell table:style-name="ce5" office:value-type="string" calcext:value-type="string">
            <text:p>C Predicted</text:p>
          </table:table-cell>
          <table:table-cell table:style-name="ce5" office:value-type="string" calcext:value-type="string">
            <text:p>Diff</text:p>
          </table:table-cell>
          <table:table-cell table:style-name="ce5" office:value-type="string" calcext:value-type="string">
            <text:p>D Predicted</text:p>
          </table:table-cell>
          <table:table-cell table:style-name="ce5" office:value-type="string" calcext:value-type="string">
            <text:p>Diff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34" calcext:value-type="float">
            <text:p>234</text:p>
          </table:table-cell>
          <table:table-cell office:value-type="float" office:value="230" calcext:value-type="float">
            <text:p>230</text:p>
          </table:table-cell>
          <table:table-cell office:value-type="float" office:value="239" calcext:value-type="float">
            <text:p>239</text:p>
          </table:table-cell>
          <table:table-cell office:value-type="float" office:value="184" calcext:value-type="float">
            <text:p>184</text:p>
          </table:table-cell>
          <table:table-cell office:value-type="float" office:value="234" calcext:value-type="float">
            <text:p>234</text:p>
          </table:table-cell>
          <table:table-cell office:value-type="float" office:value="230" calcext:value-type="float">
            <text:p>230</text:p>
          </table:table-cell>
          <table:table-cell table:formula="of:=[.A3]-[.E3]" office:value-type="float" office:value="64" calcext:value-type="float">
            <text:p>64</text:p>
          </table:table-cell>
          <table:table-cell table:formula="of:=[.B3]-[.F3]" office:value-type="float" office:value="0" calcext:value-type="float">
            <text:p>0</text:p>
          </table:table-cell>
          <table:table-cell table:formula="of:=[.C3]-[.G3]" office:value-type="float" office:value="0" calcext:value-type="float">
            <text:p>0</text:p>
          </table:table-cell>
          <table:table-cell table:formula="of:=DEC2BIN([.D3])" office:value-type="string" office:string-value="11101111" calcext:value-type="string">
            <text:p>11101111</text:p>
          </table:table-cell>
          <table:table-cell table:formula="of:=IF(MID([.K3]; 1; 4)=&quot;1111&quot;; [.A3]; [.A3]-64)" office:value-type="float" office:value="184" calcext:value-type="float">
            <text:p>184</text:p>
          </table:table-cell>
          <table:table-cell table:formula="of:=[.E3]-[.L3]" office:value-type="float" office:value="0" calcext:value-type="float">
            <text:p>0</text:p>
          </table:table-cell>
          <table:table-cell table:formula="of:=IF(MID([.K3];4;3)=&quot;011&quot;; [.B3]; IF(MID([.K3];4;3)=&quot;110&quot;; [.B3]-64; IF(MID([.K3];4;3)=&quot;010&quot;; [.B3]-64; IF(MID([.K3];4;3)=&quot;101&quot;; [.B3]-128; IF(MID([.K3];4;3)=&quot;001&quot;; [.B3]-128; IF(MID([.K3];4;3)=&quot;100&quot;; [.B3]-192; IF(MID([.K3];4;3)=&quot;000&quot;; [.B3]-192; &quot;ERROR&quot;)))))))" office:value-type="float" office:value="234" calcext:value-type="float">
            <text:p>234</text:p>
          </table:table-cell>
          <table:table-cell table:formula="of:=[.N3]-[.F3]" office:value-type="float" office:value="0" calcext:value-type="float">
            <text:p>0</text:p>
          </table:table-cell>
          <table:table-cell table:formula="of:=IF(MID([.K3];7;2)=&quot;11&quot;; [.C3]; IF(MID([.K3];7;2)=&quot;10&quot;; [.C3]-64; IF(MID([.K3];7;2)=&quot;01&quot;; [.C3]-128; IF(MID([.K3];7;2)=&quot;00&quot;; [.C3]-192; &quot;ERROR&quot;))))" office:value-type="float" office:value="230" calcext:value-type="float">
            <text:p>230</text:p>
          </table:table-cell>
          <table:table-cell table:formula="of:=[.P3]-[.G3]" office:value-type="float" office:value="0" calcext:value-type="float">
            <text:p>0</text:p>
          </table:table-cell>
          <table:table-cell table:formula="of:=DEC2BIN([.E3];8)" office:value-type="string" office:string-value="10111000" calcext:value-type="string">
            <text:p>10111000</text:p>
          </table:table-cell>
          <table:table-cell table:formula="of:=DEC2BIN([.F3];8)" office:value-type="string" office:string-value="11101010" calcext:value-type="string">
            <text:p>11101010</text:p>
          </table:table-cell>
          <table:table-cell table:formula="of:=DEC2BIN([.G3];8)" office:value-type="string" office:string-value="11100110" calcext:value-type="string">
            <text:p>11100110</text:p>
          </table:table-cell>
          <table:table-cell table:formula="of:=IF(MID([.R3];1;3)=&quot;111&quot;; [.E3]; IF(MID([.R3];1;3)=&quot;101&quot;; [.E3]+64; &quot;ERROR&quot;))" office:value-type="float" office:value="248" calcext:value-type="float">
            <text:p>248</text:p>
          </table:table-cell>
          <table:table-cell table:formula="of:=[.U3]-[.A3]" office:value-type="float" office:value="0" calcext:value-type="float">
            <text:p>0</text:p>
          </table:table-cell>
          <table:table-cell table:formula="of:=IF(MID([.S3];1;3)=&quot;111&quot;; [.F3]; IF(MID([.S3];1;3)=&quot;101&quot;; [.F3]+64; IF(MID([.S3];1;3)=&quot;011&quot;; [.F3]+128; IF(MID([.S3];1;3)=&quot;001&quot;; [.F3]+192; &quot;ERROR&quot;))))" office:value-type="float" office:value="234" calcext:value-type="float">
            <text:p>234</text:p>
          </table:table-cell>
          <table:table-cell table:formula="of:=[.W3]-[.B3]" office:value-type="float" office:value="0" calcext:value-type="float">
            <text:p>0</text:p>
          </table:table-cell>
          <table:table-cell table:formula="of:=IF(MID([.T3];1;3)=&quot;111&quot;; [.G3]; IF(MID([.T3];1;3)=&quot;101&quot;; [.G3]+64; IF(MID([.T3];1;3)=&quot;011&quot;; [.G3]+128; IF(MID([.T3];1;3)=&quot;001&quot;; [.G3]+192; &quot;ERROR&quot;))))" office:value-type="float" office:value="230" calcext:value-type="float">
            <text:p>230</text:p>
          </table:table-cell>
          <table:table-cell table:formula="of:=[.Y3]-[.C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5" calcext:value-type="float">
            <text:p>245</text:p>
          </table:table-cell>
          <table:table-cell office:value-type="float" office:value="240" calcext:value-type="float">
            <text:p>240</text:p>
          </table:table-cell>
          <table:table-cell office:value-type="float" office:value="235" calcext:value-type="float">
            <text:p>235</text:p>
          </table:table-cell>
          <table:table-cell office:value-type="float" office:value="186" calcext:value-type="float">
            <text:p>186</text:p>
          </table:table-cell>
          <table:table-cell office:value-type="float" office:value="181" calcext:value-type="float">
            <text:p>181</text:p>
          </table:table-cell>
          <table:table-cell office:value-type="float" office:value="240" calcext:value-type="float">
            <text:p>240</text:p>
          </table:table-cell>
          <table:table-cell table:formula="of:=[.A4]-[.E4]" office:value-type="float" office:value="64" calcext:value-type="float">
            <text:p>64</text:p>
          </table:table-cell>
          <table:table-cell table:formula="of:=[.B4]-[.F4]" office:value-type="float" office:value="64" calcext:value-type="float">
            <text:p>64</text:p>
          </table:table-cell>
          <table:table-cell table:formula="of:=[.C4]-[.G4]" office:value-type="float" office:value="0" calcext:value-type="float">
            <text:p>0</text:p>
          </table:table-cell>
          <table:table-cell table:formula="of:=DEC2BIN([.D4])" office:value-type="string" office:string-value="11101011" calcext:value-type="string">
            <text:p>11101011</text:p>
          </table:table-cell>
          <table:table-cell table:formula="of:=IF(MID([.K4]; 1; 4)=&quot;1111&quot;; [.A4]; [.A4]-64)" office:value-type="float" office:value="186" calcext:value-type="float">
            <text:p>186</text:p>
          </table:table-cell>
          <table:table-cell table:formula="of:=[.E4]-[.L4]" office:value-type="float" office:value="0" calcext:value-type="float">
            <text:p>0</text:p>
          </table:table-cell>
          <table:table-cell table:formula="of:=IF(MID([.K4];4;3)=&quot;011&quot;; [.B4]; IF(MID([.K4];4;3)=&quot;110&quot;; [.B4]-64; IF(MID([.K4];4;3)=&quot;010&quot;; [.B4]-64; IF(MID([.K4];4;3)=&quot;101&quot;; [.B4]-128; IF(MID([.K4];4;3)=&quot;001&quot;; [.B4]-128; IF(MID([.K4];4;3)=&quot;100&quot;; [.B4]-192; IF(MID([.K4];4;3)=&quot;000&quot;; [.B4]-192; &quot;ERROR&quot;)))))))" office:value-type="float" office:value="181" calcext:value-type="float">
            <text:p>181</text:p>
          </table:table-cell>
          <table:table-cell table:formula="of:=[.N4]-[.F4]" office:value-type="float" office:value="0" calcext:value-type="float">
            <text:p>0</text:p>
          </table:table-cell>
          <table:table-cell table:formula="of:=IF(MID([.K4];7;2)=&quot;11&quot;; [.C4]; IF(MID([.K4];7;2)=&quot;10&quot;; [.C4]-64; IF(MID([.K4];7;2)=&quot;01&quot;; [.C4]-128; IF(MID([.K4];7;2)=&quot;00&quot;; [.C4]-192; &quot;ERROR&quot;))))" office:value-type="float" office:value="240" calcext:value-type="float">
            <text:p>240</text:p>
          </table:table-cell>
          <table:table-cell table:formula="of:=[.P4]-[.G4]" office:value-type="float" office:value="0" calcext:value-type="float">
            <text:p>0</text:p>
          </table:table-cell>
          <table:table-cell table:formula="of:=DEC2BIN([.E4];8)" office:value-type="string" office:string-value="10111010" calcext:value-type="string">
            <text:p>10111010</text:p>
          </table:table-cell>
          <table:table-cell table:formula="of:=DEC2BIN([.F4];8)" office:value-type="string" office:string-value="10110101" calcext:value-type="string">
            <text:p>10110101</text:p>
          </table:table-cell>
          <table:table-cell table:formula="of:=DEC2BIN([.G4];8)" office:value-type="string" office:string-value="11110000" calcext:value-type="string">
            <text:p>11110000</text:p>
          </table:table-cell>
          <table:table-cell table:formula="of:=IF(MID([.R4];1;3)=&quot;111&quot;; [.E4]; IF(MID([.R4];1;3)=&quot;101&quot;; [.E4]+64; &quot;ERROR&quot;))" office:value-type="float" office:value="250" calcext:value-type="float">
            <text:p>250</text:p>
          </table:table-cell>
          <table:table-cell table:formula="of:=[.U4]-[.A4]" office:value-type="float" office:value="0" calcext:value-type="float">
            <text:p>0</text:p>
          </table:table-cell>
          <table:table-cell table:formula="of:=IF(MID([.S4];1;3)=&quot;111&quot;; [.F4]; IF(MID([.S4];1;3)=&quot;101&quot;; [.F4]+64; IF(MID([.S4];1;3)=&quot;011&quot;; [.F4]+128; IF(MID([.S4];1;3)=&quot;001&quot;; [.F4]+192; &quot;ERROR&quot;))))" office:value-type="float" office:value="245" calcext:value-type="float">
            <text:p>245</text:p>
          </table:table-cell>
          <table:table-cell table:formula="of:=[.W4]-[.B4]" office:value-type="float" office:value="0" calcext:value-type="float">
            <text:p>0</text:p>
          </table:table-cell>
          <table:table-cell table:formula="of:=IF(MID([.T4];1;3)=&quot;111&quot;; [.G4]; IF(MID([.T4];1;3)=&quot;101&quot;; [.G4]+64; IF(MID([.T4];1;3)=&quot;011&quot;; [.G4]+128; IF(MID([.T4];1;3)=&quot;001&quot;; [.G4]+192; &quot;ERROR&quot;))))" office:value-type="float" office:value="240" calcext:value-type="float">
            <text:p>240</text:p>
          </table:table-cell>
          <table:table-cell table:formula="of:=[.Y4]-[.C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4" calcext:value-type="float">
            <text:p>244</text:p>
          </table:table-cell>
          <table:table-cell office:value-type="float" office:value="117" calcext:value-type="float">
            <text:p>117</text:p>
          </table:table-cell>
          <table:table-cell office:value-type="float" office:value="246" calcext:value-type="float">
            <text:p>246</text:p>
          </table:table-cell>
          <table:table-cell table:formula="of:=[.A5]-[.E5]" office:value-type="float" office:value="0" calcext:value-type="float">
            <text:p>0</text:p>
          </table:table-cell>
          <table:table-cell table:formula="of:=[.B5]-[.F5]" office:value-type="float" office:value="128" calcext:value-type="float">
            <text:p>128</text:p>
          </table:table-cell>
          <table:table-cell table:formula="of:=[.C5]-[.G5]" office:value-type="float" office:value="0" calcext:value-type="float">
            <text:p>0</text:p>
          </table:table-cell>
          <table:table-cell table:formula="of:=DEC2BIN([.D5])" office:value-type="string" office:string-value="11110111" calcext:value-type="string">
            <text:p>11110111</text:p>
          </table:table-cell>
          <table:table-cell table:formula="of:=IF(MID([.K5]; 1; 4)=&quot;1111&quot;; [.A5]; [.A5]-64)" office:value-type="float" office:value="244" calcext:value-type="float">
            <text:p>244</text:p>
          </table:table-cell>
          <table:table-cell table:formula="of:=[.E5]-[.L5]" office:value-type="float" office:value="0" calcext:value-type="float">
            <text:p>0</text:p>
          </table:table-cell>
          <table:table-cell table:formula="of:=IF(MID([.K5];4;3)=&quot;011&quot;; [.B5]; IF(MID([.K5];4;3)=&quot;110&quot;; [.B5]-64; IF(MID([.K5];4;3)=&quot;010&quot;; [.B5]-64; IF(MID([.K5];4;3)=&quot;101&quot;; [.B5]-128; IF(MID([.K5];4;3)=&quot;001&quot;; [.B5]-128; IF(MID([.K5];4;3)=&quot;100&quot;; [.B5]-192; IF(MID([.K5];4;3)=&quot;000&quot;; [.B5]-192; &quot;ERROR&quot;)))))))" office:value-type="float" office:value="117" calcext:value-type="float">
            <text:p>117</text:p>
          </table:table-cell>
          <table:table-cell table:formula="of:=[.N5]-[.F5]" office:value-type="float" office:value="0" calcext:value-type="float">
            <text:p>0</text:p>
          </table:table-cell>
          <table:table-cell table:formula="of:=IF(MID([.K5];7;2)=&quot;11&quot;; [.C5]; IF(MID([.K5];7;2)=&quot;10&quot;; [.C5]-64; IF(MID([.K5];7;2)=&quot;01&quot;; [.C5]-128; IF(MID([.K5];7;2)=&quot;00&quot;; [.C5]-192; &quot;ERROR&quot;))))" office:value-type="float" office:value="246" calcext:value-type="float">
            <text:p>246</text:p>
          </table:table-cell>
          <table:table-cell table:formula="of:=[.P5]-[.G5]" office:value-type="float" office:value="0" calcext:value-type="float">
            <text:p>0</text:p>
          </table:table-cell>
          <table:table-cell table:formula="of:=DEC2BIN([.E5];8)" office:value-type="string" office:string-value="11110100" calcext:value-type="string">
            <text:p>11110100</text:p>
          </table:table-cell>
          <table:table-cell table:formula="of:=DEC2BIN([.F5];8)" office:value-type="string" office:string-value="01110101" calcext:value-type="string">
            <text:p>01110101</text:p>
          </table:table-cell>
          <table:table-cell table:formula="of:=DEC2BIN([.G5];8)" office:value-type="string" office:string-value="11110110" calcext:value-type="string">
            <text:p>11110110</text:p>
          </table:table-cell>
          <table:table-cell table:formula="of:=IF(MID([.R5];1;3)=&quot;111&quot;; [.E5]; IF(MID([.R5];1;3)=&quot;101&quot;; [.E5]+64; &quot;ERROR&quot;))" office:value-type="float" office:value="244" calcext:value-type="float">
            <text:p>244</text:p>
          </table:table-cell>
          <table:table-cell table:formula="of:=[.U5]-[.A5]" office:value-type="float" office:value="0" calcext:value-type="float">
            <text:p>0</text:p>
          </table:table-cell>
          <table:table-cell table:formula="of:=IF(MID([.S5];1;3)=&quot;111&quot;; [.F5]; IF(MID([.S5];1;3)=&quot;101&quot;; [.F5]+64; IF(MID([.S5];1;3)=&quot;011&quot;; [.F5]+128; IF(MID([.S5];1;3)=&quot;001&quot;; [.F5]+192; &quot;ERROR&quot;))))" office:value-type="float" office:value="245" calcext:value-type="float">
            <text:p>245</text:p>
          </table:table-cell>
          <table:table-cell table:formula="of:=[.W5]-[.B5]" office:value-type="float" office:value="0" calcext:value-type="float">
            <text:p>0</text:p>
          </table:table-cell>
          <table:table-cell table:formula="of:=IF(MID([.T5];1;3)=&quot;111&quot;; [.G5]; IF(MID([.T5];1;3)=&quot;101&quot;; [.G5]+64; IF(MID([.T5];1;3)=&quot;011&quot;; [.G5]+128; IF(MID([.T5];1;3)=&quot;001&quot;; [.G5]+192; &quot;ERROR&quot;))))" office:value-type="float" office:value="246" calcext:value-type="float">
            <text:p>246</text:p>
          </table:table-cell>
          <table:table-cell table:formula="of:=[.Y5]-[.C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float" office:value="240" calcext:value-type="float">
            <text:p>240</text:p>
          </table:table-cell>
          <table:table-cell office:value-type="float" office:value="112" calcext:value-type="float">
            <text:p>112</text:p>
          </table:table-cell>
          <table:table-cell office:value-type="float" office:value="247" calcext:value-type="float">
            <text:p>247</text:p>
          </table:table-cell>
          <table:table-cell table:formula="of:=[.A6]-[.E6]" office:value-type="float" office:value="0" calcext:value-type="float">
            <text:p>0</text:p>
          </table:table-cell>
          <table:table-cell table:formula="of:=[.B6]-[.F6]" office:value-type="float" office:value="128" calcext:value-type="float">
            <text:p>128</text:p>
          </table:table-cell>
          <table:table-cell table:formula="of:=[.C6]-[.G6]" office:value-type="float" office:value="0" calcext:value-type="float">
            <text:p>0</text:p>
          </table:table-cell>
          <table:table-cell table:formula="of:=DEC2BIN([.D6])" office:value-type="string" office:string-value="11110111" calcext:value-type="string">
            <text:p>11110111</text:p>
          </table:table-cell>
          <table:table-cell table:formula="of:=IF(MID([.K6]; 1; 4)=&quot;1111&quot;; [.A6]; [.A6]-64)" office:value-type="float" office:value="240" calcext:value-type="float">
            <text:p>240</text:p>
          </table:table-cell>
          <table:table-cell table:formula="of:=[.E6]-[.L6]" office:value-type="float" office:value="0" calcext:value-type="float">
            <text:p>0</text:p>
          </table:table-cell>
          <table:table-cell table:formula="of:=IF(MID([.K6];4;3)=&quot;011&quot;; [.B6]; IF(MID([.K6];4;3)=&quot;110&quot;; [.B6]-64; IF(MID([.K6];4;3)=&quot;010&quot;; [.B6]-64; IF(MID([.K6];4;3)=&quot;101&quot;; [.B6]-128; IF(MID([.K6];4;3)=&quot;001&quot;; [.B6]-128; IF(MID([.K6];4;3)=&quot;100&quot;; [.B6]-192; IF(MID([.K6];4;3)=&quot;000&quot;; [.B6]-192; &quot;ERROR&quot;)))))))" office:value-type="float" office:value="112" calcext:value-type="float">
            <text:p>112</text:p>
          </table:table-cell>
          <table:table-cell table:formula="of:=[.N6]-[.F6]" office:value-type="float" office:value="0" calcext:value-type="float">
            <text:p>0</text:p>
          </table:table-cell>
          <table:table-cell table:formula="of:=IF(MID([.K6];7;2)=&quot;11&quot;; [.C6]; IF(MID([.K6];7;2)=&quot;10&quot;; [.C6]-64; IF(MID([.K6];7;2)=&quot;01&quot;; [.C6]-128; IF(MID([.K6];7;2)=&quot;00&quot;; [.C6]-192; &quot;ERROR&quot;))))" office:value-type="float" office:value="247" calcext:value-type="float">
            <text:p>247</text:p>
          </table:table-cell>
          <table:table-cell table:formula="of:=[.P6]-[.G6]" office:value-type="float" office:value="0" calcext:value-type="float">
            <text:p>0</text:p>
          </table:table-cell>
          <table:table-cell table:formula="of:=DEC2BIN([.E6];8)" office:value-type="string" office:string-value="11110000" calcext:value-type="string">
            <text:p>11110000</text:p>
          </table:table-cell>
          <table:table-cell table:formula="of:=DEC2BIN([.F6];8)" office:value-type="string" office:string-value="01110000" calcext:value-type="string">
            <text:p>01110000</text:p>
          </table:table-cell>
          <table:table-cell table:formula="of:=DEC2BIN([.G6];8)" office:value-type="string" office:string-value="11110111" calcext:value-type="string">
            <text:p>11110111</text:p>
          </table:table-cell>
          <table:table-cell table:formula="of:=IF(MID([.R6];1;3)=&quot;111&quot;; [.E6]; IF(MID([.R6];1;3)=&quot;101&quot;; [.E6]+64; &quot;ERROR&quot;))" office:value-type="float" office:value="240" calcext:value-type="float">
            <text:p>240</text:p>
          </table:table-cell>
          <table:table-cell table:formula="of:=[.U6]-[.A6]" office:value-type="float" office:value="0" calcext:value-type="float">
            <text:p>0</text:p>
          </table:table-cell>
          <table:table-cell table:formula="of:=IF(MID([.S6];1;3)=&quot;111&quot;; [.F6]; IF(MID([.S6];1;3)=&quot;101&quot;; [.F6]+64; IF(MID([.S6];1;3)=&quot;011&quot;; [.F6]+128; IF(MID([.S6];1;3)=&quot;001&quot;; [.F6]+192; &quot;ERROR&quot;))))" office:value-type="float" office:value="240" calcext:value-type="float">
            <text:p>240</text:p>
          </table:table-cell>
          <table:table-cell table:formula="of:=[.W6]-[.B6]" office:value-type="float" office:value="0" calcext:value-type="float">
            <text:p>0</text:p>
          </table:table-cell>
          <table:table-cell table:formula="of:=IF(MID([.T6];1;3)=&quot;111&quot;; [.G6]; IF(MID([.T6];1;3)=&quot;101&quot;; [.G6]+64; IF(MID([.T6];1;3)=&quot;011&quot;; [.G6]+128; IF(MID([.T6];1;3)=&quot;001&quot;; [.G6]+192; &quot;ERROR&quot;))))" office:value-type="float" office:value="247" calcext:value-type="float">
            <text:p>247</text:p>
          </table:table-cell>
          <table:table-cell table:formula="of:=[.Y6]-[.C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  <table:table-cell office:value-type="float" office:value="227" calcext:value-type="float">
            <text:p>227</text:p>
          </table:table-cell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236" calcext:value-type="float">
            <text:p>236</text:p>
          </table:table-cell>
          <table:table-cell table:formula="of:=[.A7]-[.E7]" office:value-type="float" office:value="64" calcext:value-type="float">
            <text:p>64</text:p>
          </table:table-cell>
          <table:table-cell table:formula="of:=[.B7]-[.F7]" office:value-type="float" office:value="192" calcext:value-type="float">
            <text:p>192</text:p>
          </table:table-cell>
          <table:table-cell table:formula="of:=[.C7]-[.G7]" office:value-type="float" office:value="0" calcext:value-type="float">
            <text:p>0</text:p>
          </table:table-cell>
          <table:table-cell table:formula="of:=DEC2BIN([.D7])" office:value-type="string" office:string-value="11100011" calcext:value-type="string">
            <text:p>11100011</text:p>
          </table:table-cell>
          <table:table-cell table:formula="of:=IF(MID([.K7]; 1; 4)=&quot;1111&quot;; [.A7]; [.A7]-64)" office:value-type="float" office:value="185" calcext:value-type="float">
            <text:p>185</text:p>
          </table:table-cell>
          <table:table-cell table:formula="of:=[.E7]-[.L7]" office:value-type="float" office:value="0" calcext:value-type="float">
            <text:p>0</text:p>
          </table:table-cell>
          <table:table-cell table:formula="of:=IF(MID([.K7];4;3)=&quot;011&quot;; [.B7]; IF(MID([.K7];4;3)=&quot;110&quot;; [.B7]-64; IF(MID([.K7];4;3)=&quot;010&quot;; [.B7]-64; IF(MID([.K7];4;3)=&quot;101&quot;; [.B7]-128; IF(MID([.K7];4;3)=&quot;001&quot;; [.B7]-128; IF(MID([.K7];4;3)=&quot;100&quot;; [.B7]-192; IF(MID([.K7];4;3)=&quot;000&quot;; [.B7]-192; &quot;ERROR&quot;)))))))" office:value-type="float" office:value="48" calcext:value-type="float">
            <text:p>48</text:p>
          </table:table-cell>
          <table:table-cell table:formula="of:=[.N7]-[.F7]" office:value-type="float" office:value="0" calcext:value-type="float">
            <text:p>0</text:p>
          </table:table-cell>
          <table:table-cell table:formula="of:=IF(MID([.K7];7;2)=&quot;11&quot;; [.C7]; IF(MID([.K7];7;2)=&quot;10&quot;; [.C7]-64; IF(MID([.K7];7;2)=&quot;01&quot;; [.C7]-128; IF(MID([.K7];7;2)=&quot;00&quot;; [.C7]-192; &quot;ERROR&quot;))))" office:value-type="float" office:value="236" calcext:value-type="float">
            <text:p>236</text:p>
          </table:table-cell>
          <table:table-cell table:formula="of:=[.P7]-[.G7]" office:value-type="float" office:value="0" calcext:value-type="float">
            <text:p>0</text:p>
          </table:table-cell>
          <table:table-cell table:formula="of:=DEC2BIN([.E7];8)" office:value-type="string" office:string-value="10111001" calcext:value-type="string">
            <text:p>10111001</text:p>
          </table:table-cell>
          <table:table-cell table:formula="of:=DEC2BIN([.F7];8)" office:value-type="string" office:string-value="00110000" calcext:value-type="string">
            <text:p>00110000</text:p>
          </table:table-cell>
          <table:table-cell table:formula="of:=DEC2BIN([.G7];8)" office:value-type="string" office:string-value="11101100" calcext:value-type="string">
            <text:p>11101100</text:p>
          </table:table-cell>
          <table:table-cell table:formula="of:=IF(MID([.R7];1;3)=&quot;111&quot;; [.E7]; IF(MID([.R7];1;3)=&quot;101&quot;; [.E7]+64; &quot;ERROR&quot;))" office:value-type="float" office:value="249" calcext:value-type="float">
            <text:p>249</text:p>
          </table:table-cell>
          <table:table-cell table:formula="of:=[.U7]-[.A7]" office:value-type="float" office:value="0" calcext:value-type="float">
            <text:p>0</text:p>
          </table:table-cell>
          <table:table-cell table:formula="of:=IF(MID([.S7];1;3)=&quot;111&quot;; [.F7]; IF(MID([.S7];1;3)=&quot;101&quot;; [.F7]+64; IF(MID([.S7];1;3)=&quot;011&quot;; [.F7]+128; IF(MID([.S7];1;3)=&quot;001&quot;; [.F7]+192; &quot;ERROR&quot;))))" office:value-type="float" office:value="240" calcext:value-type="float">
            <text:p>240</text:p>
          </table:table-cell>
          <table:table-cell table:formula="of:=[.W7]-[.B7]" office:value-type="float" office:value="0" calcext:value-type="float">
            <text:p>0</text:p>
          </table:table-cell>
          <table:table-cell table:formula="of:=IF(MID([.T7];1;3)=&quot;111&quot;; [.G7]; IF(MID([.T7];1;3)=&quot;101&quot;; [.G7]+64; IF(MID([.T7];1;3)=&quot;011&quot;; [.G7]+128; IF(MID([.T7];1;3)=&quot;001&quot;; [.G7]+192; &quot;ERROR&quot;))))" office:value-type="float" office:value="236" calcext:value-type="float">
            <text:p>236</text:p>
          </table:table-cell>
          <table:table-cell table:formula="of:=[.Y7]-[.C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227" calcext:value-type="float">
            <text:p>227</text:p>
          </table:table-cell>
          <table:table-cell office:value-type="float" office:value="163" calcext:value-type="float">
            <text:p>163</text:p>
          </table:table-cell>
          <table:table-cell office:value-type="float" office:value="35" calcext:value-type="float">
            <text:p>35</text:p>
          </table:table-cell>
          <table:table-cell office:value-type="float" office:value="227" calcext:value-type="float">
            <text:p>227</text:p>
          </table:table-cell>
          <table:table-cell table:formula="of:=[.A8]-[.E8]" office:value-type="float" office:value="64" calcext:value-type="float">
            <text:p>64</text:p>
          </table:table-cell>
          <table:table-cell table:formula="of:=[.B8]-[.F8]" office:value-type="float" office:value="192" calcext:value-type="float">
            <text:p>192</text:p>
          </table:table-cell>
          <table:table-cell table:formula="of:=[.C8]-[.G8]" office:value-type="float" office:value="0" calcext:value-type="float">
            <text:p>0</text:p>
          </table:table-cell>
          <table:table-cell table:formula="of:=DEC2BIN([.D8])" office:value-type="string" office:string-value="11100011" calcext:value-type="string">
            <text:p>11100011</text:p>
          </table:table-cell>
          <table:table-cell table:formula="of:=IF(MID([.K8]; 1; 4)=&quot;1111&quot;; [.A8]; [.A8]-64)" office:value-type="float" office:value="163" calcext:value-type="float">
            <text:p>163</text:p>
          </table:table-cell>
          <table:table-cell table:formula="of:=[.E8]-[.L8]" office:value-type="float" office:value="0" calcext:value-type="float">
            <text:p>0</text:p>
          </table:table-cell>
          <table:table-cell table:formula="of:=IF(MID([.K8];4;3)=&quot;011&quot;; [.B8]; IF(MID([.K8];4;3)=&quot;110&quot;; [.B8]-64; IF(MID([.K8];4;3)=&quot;010&quot;; [.B8]-64; IF(MID([.K8];4;3)=&quot;101&quot;; [.B8]-128; IF(MID([.K8];4;3)=&quot;001&quot;; [.B8]-128; IF(MID([.K8];4;3)=&quot;100&quot;; [.B8]-192; IF(MID([.K8];4;3)=&quot;000&quot;; [.B8]-192; &quot;ERROR&quot;)))))))" office:value-type="float" office:value="35" calcext:value-type="float">
            <text:p>35</text:p>
          </table:table-cell>
          <table:table-cell table:formula="of:=[.N8]-[.F8]" office:value-type="float" office:value="0" calcext:value-type="float">
            <text:p>0</text:p>
          </table:table-cell>
          <table:table-cell table:formula="of:=IF(MID([.K8];7;2)=&quot;11&quot;; [.C8]; IF(MID([.K8];7;2)=&quot;10&quot;; [.C8]-64; IF(MID([.K8];7;2)=&quot;01&quot;; [.C8]-128; IF(MID([.K8];7;2)=&quot;00&quot;; [.C8]-192; &quot;ERROR&quot;))))" office:value-type="float" office:value="227" calcext:value-type="float">
            <text:p>227</text:p>
          </table:table-cell>
          <table:table-cell table:formula="of:=[.P8]-[.G8]" office:value-type="float" office:value="0" calcext:value-type="float">
            <text:p>0</text:p>
          </table:table-cell>
          <table:table-cell table:formula="of:=DEC2BIN([.E8];8)" office:value-type="string" office:string-value="10100011" calcext:value-type="string">
            <text:p>10100011</text:p>
          </table:table-cell>
          <table:table-cell table:formula="of:=DEC2BIN([.F8];8)" office:value-type="string" office:string-value="00100011" calcext:value-type="string">
            <text:p>00100011</text:p>
          </table:table-cell>
          <table:table-cell table:formula="of:=DEC2BIN([.G8];8)" office:value-type="string" office:string-value="11100011" calcext:value-type="string">
            <text:p>11100011</text:p>
          </table:table-cell>
          <table:table-cell table:formula="of:=IF(MID([.R8];1;3)=&quot;111&quot;; [.E8]; IF(MID([.R8];1;3)=&quot;101&quot;; [.E8]+64; &quot;ERROR&quot;))" office:value-type="float" office:value="227" calcext:value-type="float">
            <text:p>227</text:p>
          </table:table-cell>
          <table:table-cell table:formula="of:=[.U8]-[.A8]" office:value-type="float" office:value="0" calcext:value-type="float">
            <text:p>0</text:p>
          </table:table-cell>
          <table:table-cell table:formula="of:=IF(MID([.S8];1;3)=&quot;111&quot;; [.F8]; IF(MID([.S8];1;3)=&quot;101&quot;; [.F8]+64; IF(MID([.S8];1;3)=&quot;011&quot;; [.F8]+128; IF(MID([.S8];1;3)=&quot;001&quot;; [.F8]+192; &quot;ERROR&quot;))))" office:value-type="float" office:value="227" calcext:value-type="float">
            <text:p>227</text:p>
          </table:table-cell>
          <table:table-cell table:formula="of:=[.W8]-[.B8]" office:value-type="float" office:value="0" calcext:value-type="float">
            <text:p>0</text:p>
          </table:table-cell>
          <table:table-cell table:formula="of:=IF(MID([.T8];1;3)=&quot;111&quot;; [.G8]; IF(MID([.T8];1;3)=&quot;101&quot;; [.G8]+64; IF(MID([.T8];1;3)=&quot;011&quot;; [.G8]+128; IF(MID([.T8];1;3)=&quot;001&quot;; [.G8]+192; &quot;ERROR&quot;))))" office:value-type="float" office:value="227" calcext:value-type="float">
            <text:p>227</text:p>
          </table:table-cell>
          <table:table-cell table:formula="of:=[.Y8]-[.C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2" calcext:value-type="float">
            <text:p>232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171" calcext:value-type="float">
            <text:p>171</text:p>
          </table:table-cell>
          <table:table-cell office:value-type="float" office:value="232" calcext:value-type="float">
            <text:p>232</text:p>
          </table:table-cell>
          <table:table-cell office:value-type="float" office:value="173" calcext:value-type="float">
            <text:p>173</text:p>
          </table:table-cell>
          <table:table-cell table:formula="of:=[.A9]-[.E9]" office:value-type="float" office:value="64" calcext:value-type="float">
            <text:p>64</text:p>
          </table:table-cell>
          <table:table-cell table:formula="of:=[.B9]-[.F9]" office:value-type="float" office:value="0" calcext:value-type="float">
            <text:p>0</text:p>
          </table:table-cell>
          <table:table-cell table:formula="of:=[.C9]-[.G9]" office:value-type="float" office:value="64" calcext:value-type="float">
            <text:p>64</text:p>
          </table:table-cell>
          <table:table-cell table:formula="of:=DEC2BIN([.D9])" office:value-type="string" office:string-value="11101110" calcext:value-type="string">
            <text:p>11101110</text:p>
          </table:table-cell>
          <table:table-cell table:formula="of:=IF(MID([.K9]; 1; 4)=&quot;1111&quot;; [.A9]; [.A9]-64)" office:value-type="float" office:value="171" calcext:value-type="float">
            <text:p>171</text:p>
          </table:table-cell>
          <table:table-cell table:formula="of:=[.E9]-[.L9]" office:value-type="float" office:value="0" calcext:value-type="float">
            <text:p>0</text:p>
          </table:table-cell>
          <table:table-cell table:formula="of:=IF(MID([.K9];4;3)=&quot;011&quot;; [.B9]; IF(MID([.K9];4;3)=&quot;110&quot;; [.B9]-64; IF(MID([.K9];4;3)=&quot;010&quot;; [.B9]-64; IF(MID([.K9];4;3)=&quot;101&quot;; [.B9]-128; IF(MID([.K9];4;3)=&quot;001&quot;; [.B9]-128; IF(MID([.K9];4;3)=&quot;100&quot;; [.B9]-192; IF(MID([.K9];4;3)=&quot;000&quot;; [.B9]-192; &quot;ERROR&quot;)))))))" office:value-type="float" office:value="232" calcext:value-type="float">
            <text:p>232</text:p>
          </table:table-cell>
          <table:table-cell table:formula="of:=[.N9]-[.F9]" office:value-type="float" office:value="0" calcext:value-type="float">
            <text:p>0</text:p>
          </table:table-cell>
          <table:table-cell table:formula="of:=IF(MID([.K9];7;2)=&quot;11&quot;; [.C9]; IF(MID([.K9];7;2)=&quot;10&quot;; [.C9]-64; IF(MID([.K9];7;2)=&quot;01&quot;; [.C9]-128; IF(MID([.K9];7;2)=&quot;00&quot;; [.C9]-192; &quot;ERROR&quot;))))" office:value-type="float" office:value="173" calcext:value-type="float">
            <text:p>173</text:p>
          </table:table-cell>
          <table:table-cell table:formula="of:=[.P9]-[.G9]" office:value-type="float" office:value="0" calcext:value-type="float">
            <text:p>0</text:p>
          </table:table-cell>
          <table:table-cell table:formula="of:=DEC2BIN([.E9];8)" office:value-type="string" office:string-value="10101011" calcext:value-type="string">
            <text:p>10101011</text:p>
          </table:table-cell>
          <table:table-cell table:formula="of:=DEC2BIN([.F9];8)" office:value-type="string" office:string-value="11101000" calcext:value-type="string">
            <text:p>11101000</text:p>
          </table:table-cell>
          <table:table-cell table:formula="of:=DEC2BIN([.G9];8)" office:value-type="string" office:string-value="10101101" calcext:value-type="string">
            <text:p>10101101</text:p>
          </table:table-cell>
          <table:table-cell table:formula="of:=IF(MID([.R9];1;3)=&quot;111&quot;; [.E9]; IF(MID([.R9];1;3)=&quot;101&quot;; [.E9]+64; &quot;ERROR&quot;))" office:value-type="float" office:value="235" calcext:value-type="float">
            <text:p>235</text:p>
          </table:table-cell>
          <table:table-cell table:formula="of:=[.U9]-[.A9]" office:value-type="float" office:value="0" calcext:value-type="float">
            <text:p>0</text:p>
          </table:table-cell>
          <table:table-cell table:formula="of:=IF(MID([.S9];1;3)=&quot;111&quot;; [.F9]; IF(MID([.S9];1;3)=&quot;101&quot;; [.F9]+64; IF(MID([.S9];1;3)=&quot;011&quot;; [.F9]+128; IF(MID([.S9];1;3)=&quot;001&quot;; [.F9]+192; &quot;ERROR&quot;))))" office:value-type="float" office:value="232" calcext:value-type="float">
            <text:p>232</text:p>
          </table:table-cell>
          <table:table-cell table:formula="of:=[.W9]-[.B9]" office:value-type="float" office:value="0" calcext:value-type="float">
            <text:p>0</text:p>
          </table:table-cell>
          <table:table-cell table:formula="of:=IF(MID([.T9];1;3)=&quot;111&quot;; [.G9]; IF(MID([.T9];1;3)=&quot;101&quot;; [.G9]+64; IF(MID([.T9];1;3)=&quot;011&quot;; [.G9]+128; IF(MID([.T9];1;3)=&quot;001&quot;; [.G9]+192; &quot;ERROR&quot;))))" office:value-type="float" office:value="237" calcext:value-type="float">
            <text:p>237</text:p>
          </table:table-cell>
          <table:table-cell table:formula="of:=[.Y9]-[.C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27" calcext:value-type="float">
            <text:p>227</text:p>
          </table:table-cell>
          <table:table-cell office:value-type="float" office:value="230" calcext:value-type="float">
            <text:p>230</text:p>
          </table:table-cell>
          <table:table-cell office:value-type="float" office:value="234" calcext:value-type="float">
            <text:p>234</text:p>
          </table:table-cell>
          <table:table-cell office:value-type="float" office:value="186" calcext:value-type="float">
            <text:p>186</text:p>
          </table:table-cell>
          <table:table-cell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  <table:table-cell table:formula="of:=[.A10]-[.E10]" office:value-type="float" office:value="64" calcext:value-type="float">
            <text:p>64</text:p>
          </table:table-cell>
          <table:table-cell table:formula="of:=[.B10]-[.F10]" office:value-type="float" office:value="64" calcext:value-type="float">
            <text:p>64</text:p>
          </table:table-cell>
          <table:table-cell table:formula="of:=[.C10]-[.G10]" office:value-type="float" office:value="64" calcext:value-type="float">
            <text:p>64</text:p>
          </table:table-cell>
          <table:table-cell table:formula="of:=DEC2BIN([.D10])" office:value-type="string" office:string-value="11101010" calcext:value-type="string">
            <text:p>11101010</text:p>
          </table:table-cell>
          <table:table-cell table:formula="of:=IF(MID([.K10]; 1; 4)=&quot;1111&quot;; [.A10]; [.A10]-64)" office:value-type="float" office:value="186" calcext:value-type="float">
            <text:p>186</text:p>
          </table:table-cell>
          <table:table-cell table:formula="of:=[.E10]-[.L10]" office:value-type="float" office:value="0" calcext:value-type="float">
            <text:p>0</text:p>
          </table:table-cell>
          <table:table-cell table:formula="of:=IF(MID([.K10];4;3)=&quot;011&quot;; [.B10]; IF(MID([.K10];4;3)=&quot;110&quot;; [.B10]-64; IF(MID([.K10];4;3)=&quot;010&quot;; [.B10]-64; IF(MID([.K10];4;3)=&quot;101&quot;; [.B10]-128; IF(MID([.K10];4;3)=&quot;001&quot;; [.B10]-128; IF(MID([.K10];4;3)=&quot;100&quot;; [.B10]-192; IF(MID([.K10];4;3)=&quot;000&quot;; [.B10]-192; &quot;ERROR&quot;)))))))" office:value-type="float" office:value="163" calcext:value-type="float">
            <text:p>163</text:p>
          </table:table-cell>
          <table:table-cell table:formula="of:=[.N10]-[.F10]" office:value-type="float" office:value="0" calcext:value-type="float">
            <text:p>0</text:p>
          </table:table-cell>
          <table:table-cell table:formula="of:=IF(MID([.K10];7;2)=&quot;11&quot;; [.C10]; IF(MID([.K10];7;2)=&quot;10&quot;; [.C10]-64; IF(MID([.K10];7;2)=&quot;01&quot;; [.C10]-128; IF(MID([.K10];7;2)=&quot;00&quot;; [.C10]-192; &quot;ERROR&quot;))))" office:value-type="float" office:value="166" calcext:value-type="float">
            <text:p>166</text:p>
          </table:table-cell>
          <table:table-cell table:formula="of:=[.P10]-[.G10]" office:value-type="float" office:value="0" calcext:value-type="float">
            <text:p>0</text:p>
          </table:table-cell>
          <table:table-cell table:formula="of:=DEC2BIN([.E10];8)" office:value-type="string" office:string-value="10111010" calcext:value-type="string">
            <text:p>10111010</text:p>
          </table:table-cell>
          <table:table-cell table:formula="of:=DEC2BIN([.F10];8)" office:value-type="string" office:string-value="10100011" calcext:value-type="string">
            <text:p>10100011</text:p>
          </table:table-cell>
          <table:table-cell table:formula="of:=DEC2BIN([.G10];8)" office:value-type="string" office:string-value="10100110" calcext:value-type="string">
            <text:p>10100110</text:p>
          </table:table-cell>
          <table:table-cell table:formula="of:=IF(MID([.R10];1;3)=&quot;111&quot;; [.E10]; IF(MID([.R10];1;3)=&quot;101&quot;; [.E10]+64; &quot;ERROR&quot;))" office:value-type="float" office:value="250" calcext:value-type="float">
            <text:p>250</text:p>
          </table:table-cell>
          <table:table-cell table:formula="of:=[.U10]-[.A10]" office:value-type="float" office:value="0" calcext:value-type="float">
            <text:p>0</text:p>
          </table:table-cell>
          <table:table-cell table:formula="of:=IF(MID([.S10];1;3)=&quot;111&quot;; [.F10]; IF(MID([.S10];1;3)=&quot;101&quot;; [.F10]+64; IF(MID([.S10];1;3)=&quot;011&quot;; [.F10]+128; IF(MID([.S10];1;3)=&quot;001&quot;; [.F10]+192; &quot;ERROR&quot;))))" office:value-type="float" office:value="227" calcext:value-type="float">
            <text:p>227</text:p>
          </table:table-cell>
          <table:table-cell table:formula="of:=[.W10]-[.B10]" office:value-type="float" office:value="0" calcext:value-type="float">
            <text:p>0</text:p>
          </table:table-cell>
          <table:table-cell table:formula="of:=IF(MID([.T10];1;3)=&quot;111&quot;; [.G10]; IF(MID([.T10];1;3)=&quot;101&quot;; [.G10]+64; IF(MID([.T10];1;3)=&quot;011&quot;; [.G10]+128; IF(MID([.T10];1;3)=&quot;001&quot;; [.G10]+192; &quot;ERROR&quot;))))" office:value-type="float" office:value="230" calcext:value-type="float">
            <text:p>230</text:p>
          </table:table-cell>
          <table:table-cell table:formula="of:=[.Y10]-[.C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39" calcext:value-type="float">
            <text:p>239</text:p>
          </table:table-cell>
          <table:table-cell office:value-type="float" office:value="48" calcext:value-type="float">
            <text:p>48</text:p>
          </table:table-cell>
          <table:table-cell office:value-type="float" office:value="177" calcext:value-type="float">
            <text:p>177</text:p>
          </table:table-cell>
          <table:table-cell table:formula="of:=[.A11]-[.E11]" office:value-type="float" office:value="0" calcext:value-type="float">
            <text:p>0</text:p>
          </table:table-cell>
          <table:table-cell table:formula="of:=[.B11]-[.F11]" office:value-type="float" office:value="192" calcext:value-type="float">
            <text:p>192</text:p>
          </table:table-cell>
          <table:table-cell table:formula="of:=[.C11]-[.G11]" office:value-type="float" office:value="64" calcext:value-type="float">
            <text:p>64</text:p>
          </table:table-cell>
          <table:table-cell table:formula="of:=DEC2BIN([.D11])" office:value-type="string" office:string-value="11110010" calcext:value-type="string">
            <text:p>11110010</text:p>
          </table:table-cell>
          <table:table-cell table:formula="of:=IF(MID([.K11]; 1; 4)=&quot;1111&quot;; [.A11]; [.A11]-64)" office:value-type="float" office:value="239" calcext:value-type="float">
            <text:p>239</text:p>
          </table:table-cell>
          <table:table-cell table:formula="of:=[.E11]-[.L11]" office:value-type="float" office:value="0" calcext:value-type="float">
            <text:p>0</text:p>
          </table:table-cell>
          <table:table-cell table:formula="of:=IF(MID([.K11];4;3)=&quot;011&quot;; [.B11]; IF(MID([.K11];4;3)=&quot;110&quot;; [.B11]-64; IF(MID([.K11];4;3)=&quot;010&quot;; [.B11]-64; IF(MID([.K11];4;3)=&quot;101&quot;; [.B11]-128; IF(MID([.K11];4;3)=&quot;001&quot;; [.B11]-128; IF(MID([.K11];4;3)=&quot;100&quot;; [.B11]-192; IF(MID([.K11];4;3)=&quot;000&quot;; [.B11]-192; &quot;ERROR&quot;)))))))" office:value-type="float" office:value="48" calcext:value-type="float">
            <text:p>48</text:p>
          </table:table-cell>
          <table:table-cell table:formula="of:=[.N11]-[.F11]" office:value-type="float" office:value="0" calcext:value-type="float">
            <text:p>0</text:p>
          </table:table-cell>
          <table:table-cell table:formula="of:=IF(MID([.K11];7;2)=&quot;11&quot;; [.C11]; IF(MID([.K11];7;2)=&quot;10&quot;; [.C11]-64; IF(MID([.K11];7;2)=&quot;01&quot;; [.C11]-128; IF(MID([.K11];7;2)=&quot;00&quot;; [.C11]-192; &quot;ERROR&quot;))))" office:value-type="float" office:value="177" calcext:value-type="float">
            <text:p>177</text:p>
          </table:table-cell>
          <table:table-cell table:formula="of:=[.P11]-[.G11]" office:value-type="float" office:value="0" calcext:value-type="float">
            <text:p>0</text:p>
          </table:table-cell>
          <table:table-cell table:formula="of:=DEC2BIN([.E11];8)" office:value-type="string" office:string-value="11101111" calcext:value-type="string">
            <text:p>11101111</text:p>
          </table:table-cell>
          <table:table-cell table:formula="of:=DEC2BIN([.F11];8)" office:value-type="string" office:string-value="00110000" calcext:value-type="string">
            <text:p>00110000</text:p>
          </table:table-cell>
          <table:table-cell table:formula="of:=DEC2BIN([.G11];8)" office:value-type="string" office:string-value="10110001" calcext:value-type="string">
            <text:p>10110001</text:p>
          </table:table-cell>
          <table:table-cell table:formula="of:=IF(MID([.R11];1;3)=&quot;111&quot;; [.E11]; IF(MID([.R11];1;3)=&quot;101&quot;; [.E11]+64; &quot;ERROR&quot;))" office:value-type="float" office:value="239" calcext:value-type="float">
            <text:p>239</text:p>
          </table:table-cell>
          <table:table-cell table:formula="of:=[.U11]-[.A11]" office:value-type="float" office:value="0" calcext:value-type="float">
            <text:p>0</text:p>
          </table:table-cell>
          <table:table-cell table:formula="of:=IF(MID([.S11];1;3)=&quot;111&quot;; [.F11]; IF(MID([.S11];1;3)=&quot;101&quot;; [.F11]+64; IF(MID([.S11];1;3)=&quot;011&quot;; [.F11]+128; IF(MID([.S11];1;3)=&quot;001&quot;; [.F11]+192; &quot;ERROR&quot;))))" office:value-type="float" office:value="240" calcext:value-type="float">
            <text:p>240</text:p>
          </table:table-cell>
          <table:table-cell table:formula="of:=[.W11]-[.B11]" office:value-type="float" office:value="0" calcext:value-type="float">
            <text:p>0</text:p>
          </table:table-cell>
          <table:table-cell table:formula="of:=IF(MID([.T11];1;3)=&quot;111&quot;; [.G11]; IF(MID([.T11];1;3)=&quot;101&quot;; [.G11]+64; IF(MID([.T11];1;3)=&quot;011&quot;; [.G11]+128; IF(MID([.T11];1;3)=&quot;001&quot;; [.G11]+192; &quot;ERROR&quot;))))" office:value-type="float" office:value="241" calcext:value-type="float">
            <text:p>241</text:p>
          </table:table-cell>
          <table:table-cell table:formula="of:=[.Y11]-[.C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45" calcext:value-type="float">
            <text:p>245</text:p>
          </table:table-cell>
          <table:table-cell office:value-type="float" office:value="238" calcext:value-type="float">
            <text:p>238</text:p>
          </table:table-cell>
          <table:table-cell office:value-type="float" office:value="242" calcext:value-type="float">
            <text:p>242</text:p>
          </table:table-cell>
          <table:table-cell office:value-type="float" office:value="232" calcext:value-type="float">
            <text:p>232</text:p>
          </table:table-cell>
          <table:table-cell office:value-type="float" office:value="53" calcext:value-type="float">
            <text:p>53</text:p>
          </table:table-cell>
          <table:table-cell office:value-type="float" office:value="174" calcext:value-type="float">
            <text:p>174</text:p>
          </table:table-cell>
          <table:table-cell table:formula="of:=[.A12]-[.E12]" office:value-type="float" office:value="0" calcext:value-type="float">
            <text:p>0</text:p>
          </table:table-cell>
          <table:table-cell table:formula="of:=[.B12]-[.F12]" office:value-type="float" office:value="192" calcext:value-type="float">
            <text:p>192</text:p>
          </table:table-cell>
          <table:table-cell table:formula="of:=[.C12]-[.G12]" office:value-type="float" office:value="64" calcext:value-type="float">
            <text:p>64</text:p>
          </table:table-cell>
          <table:table-cell table:formula="of:=DEC2BIN([.D12])" office:value-type="string" office:string-value="11110010" calcext:value-type="string">
            <text:p>11110010</text:p>
          </table:table-cell>
          <table:table-cell table:formula="of:=IF(MID([.K12]; 1; 4)=&quot;1111&quot;; [.A12]; [.A12]-64)" office:value-type="float" office:value="232" calcext:value-type="float">
            <text:p>232</text:p>
          </table:table-cell>
          <table:table-cell table:formula="of:=[.E12]-[.L12]" office:value-type="float" office:value="0" calcext:value-type="float">
            <text:p>0</text:p>
          </table:table-cell>
          <table:table-cell table:formula="of:=IF(MID([.K12];4;3)=&quot;011&quot;; [.B12]; IF(MID([.K12];4;3)=&quot;110&quot;; [.B12]-64; IF(MID([.K12];4;3)=&quot;010&quot;; [.B12]-64; IF(MID([.K12];4;3)=&quot;101&quot;; [.B12]-128; IF(MID([.K12];4;3)=&quot;001&quot;; [.B12]-128; IF(MID([.K12];4;3)=&quot;100&quot;; [.B12]-192; IF(MID([.K12];4;3)=&quot;000&quot;; [.B12]-192; &quot;ERROR&quot;)))))))" office:value-type="float" office:value="53" calcext:value-type="float">
            <text:p>53</text:p>
          </table:table-cell>
          <table:table-cell table:formula="of:=[.N12]-[.F12]" office:value-type="float" office:value="0" calcext:value-type="float">
            <text:p>0</text:p>
          </table:table-cell>
          <table:table-cell table:formula="of:=IF(MID([.K12];7;2)=&quot;11&quot;; [.C12]; IF(MID([.K12];7;2)=&quot;10&quot;; [.C12]-64; IF(MID([.K12];7;2)=&quot;01&quot;; [.C12]-128; IF(MID([.K12];7;2)=&quot;00&quot;; [.C12]-192; &quot;ERROR&quot;))))" office:value-type="float" office:value="174" calcext:value-type="float">
            <text:p>174</text:p>
          </table:table-cell>
          <table:table-cell table:formula="of:=[.P12]-[.G12]" office:value-type="float" office:value="0" calcext:value-type="float">
            <text:p>0</text:p>
          </table:table-cell>
          <table:table-cell table:formula="of:=DEC2BIN([.E12];8)" office:value-type="string" office:string-value="11101000" calcext:value-type="string">
            <text:p>11101000</text:p>
          </table:table-cell>
          <table:table-cell table:formula="of:=DEC2BIN([.F12];8)" office:value-type="string" office:string-value="00110101" calcext:value-type="string">
            <text:p>00110101</text:p>
          </table:table-cell>
          <table:table-cell table:formula="of:=DEC2BIN([.G12];8)" office:value-type="string" office:string-value="10101110" calcext:value-type="string">
            <text:p>10101110</text:p>
          </table:table-cell>
          <table:table-cell table:formula="of:=IF(MID([.R12];1;3)=&quot;111&quot;; [.E12]; IF(MID([.R12];1;3)=&quot;101&quot;; [.E12]+64; &quot;ERROR&quot;))" office:value-type="float" office:value="232" calcext:value-type="float">
            <text:p>232</text:p>
          </table:table-cell>
          <table:table-cell table:formula="of:=[.U12]-[.A12]" office:value-type="float" office:value="0" calcext:value-type="float">
            <text:p>0</text:p>
          </table:table-cell>
          <table:table-cell table:formula="of:=IF(MID([.S12];1;3)=&quot;111&quot;; [.F12]; IF(MID([.S12];1;3)=&quot;101&quot;; [.F12]+64; IF(MID([.S12];1;3)=&quot;011&quot;; [.F12]+128; IF(MID([.S12];1;3)=&quot;001&quot;; [.F12]+192; &quot;ERROR&quot;))))" office:value-type="float" office:value="245" calcext:value-type="float">
            <text:p>245</text:p>
          </table:table-cell>
          <table:table-cell table:formula="of:=[.W12]-[.B12]" office:value-type="float" office:value="0" calcext:value-type="float">
            <text:p>0</text:p>
          </table:table-cell>
          <table:table-cell table:formula="of:=IF(MID([.T12];1;3)=&quot;111&quot;; [.G12]; IF(MID([.T12];1;3)=&quot;101&quot;; [.G12]+64; IF(MID([.T12];1;3)=&quot;011&quot;; [.G12]+128; IF(MID([.T12];1;3)=&quot;001&quot;; [.G12]+192; &quot;ERROR&quot;))))" office:value-type="float" office:value="238" calcext:value-type="float">
            <text:p>238</text:p>
          </table:table-cell>
          <table:table-cell table:formula="of:=[.Y12]-[.C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36" calcext:value-type="float">
            <text:p>236</text:p>
          </table:table-cell>
          <table:table-cell office:value-type="float" office:value="229" calcext:value-type="float">
            <text:p>229</text:p>
          </table:table-cell>
          <table:table-cell office:value-type="float" office:value="226" calcext:value-type="float">
            <text:p>226</text:p>
          </table:table-cell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  <table:table-cell office:value-type="float" office:value="165" calcext:value-type="float">
            <text:p>165</text:p>
          </table:table-cell>
          <table:table-cell table:formula="of:=[.A13]-[.E13]" office:value-type="float" office:value="64" calcext:value-type="float">
            <text:p>64</text:p>
          </table:table-cell>
          <table:table-cell table:formula="of:=[.B13]-[.F13]" office:value-type="float" office:value="192" calcext:value-type="float">
            <text:p>192</text:p>
          </table:table-cell>
          <table:table-cell table:formula="of:=[.C13]-[.G13]" office:value-type="float" office:value="64" calcext:value-type="float">
            <text:p>64</text:p>
          </table:table-cell>
          <table:table-cell table:formula="of:=DEC2BIN([.D13])" office:value-type="string" office:string-value="11100010" calcext:value-type="string">
            <text:p>11100010</text:p>
          </table:table-cell>
          <table:table-cell table:formula="of:=IF(MID([.K13]; 1; 4)=&quot;1111&quot;; [.A13]; [.A13]-64)" office:value-type="float" office:value="178" calcext:value-type="float">
            <text:p>178</text:p>
          </table:table-cell>
          <table:table-cell table:formula="of:=[.E13]-[.L13]" office:value-type="float" office:value="0" calcext:value-type="float">
            <text:p>0</text:p>
          </table:table-cell>
          <table:table-cell table:formula="of:=IF(MID([.K13];4;3)=&quot;011&quot;; [.B13]; IF(MID([.K13];4;3)=&quot;110&quot;; [.B13]-64; IF(MID([.K13];4;3)=&quot;010&quot;; [.B13]-64; IF(MID([.K13];4;3)=&quot;101&quot;; [.B13]-128; IF(MID([.K13];4;3)=&quot;001&quot;; [.B13]-128; IF(MID([.K13];4;3)=&quot;100&quot;; [.B13]-192; IF(MID([.K13];4;3)=&quot;000&quot;; [.B13]-192; &quot;ERROR&quot;)))))))" office:value-type="float" office:value="44" calcext:value-type="float">
            <text:p>44</text:p>
          </table:table-cell>
          <table:table-cell table:formula="of:=[.N13]-[.F13]" office:value-type="float" office:value="0" calcext:value-type="float">
            <text:p>0</text:p>
          </table:table-cell>
          <table:table-cell table:formula="of:=IF(MID([.K13];7;2)=&quot;11&quot;; [.C13]; IF(MID([.K13];7;2)=&quot;10&quot;; [.C13]-64; IF(MID([.K13];7;2)=&quot;01&quot;; [.C13]-128; IF(MID([.K13];7;2)=&quot;00&quot;; [.C13]-192; &quot;ERROR&quot;))))" office:value-type="float" office:value="165" calcext:value-type="float">
            <text:p>165</text:p>
          </table:table-cell>
          <table:table-cell table:formula="of:=[.P13]-[.G13]" office:value-type="float" office:value="0" calcext:value-type="float">
            <text:p>0</text:p>
          </table:table-cell>
          <table:table-cell table:formula="of:=DEC2BIN([.E13];8)" office:value-type="string" office:string-value="10110010" calcext:value-type="string">
            <text:p>10110010</text:p>
          </table:table-cell>
          <table:table-cell table:formula="of:=DEC2BIN([.F13];8)" office:value-type="string" office:string-value="00101100" calcext:value-type="string">
            <text:p>00101100</text:p>
          </table:table-cell>
          <table:table-cell table:formula="of:=DEC2BIN([.G13];8)" office:value-type="string" office:string-value="10100101" calcext:value-type="string">
            <text:p>10100101</text:p>
          </table:table-cell>
          <table:table-cell table:formula="of:=IF(MID([.R13];1;3)=&quot;111&quot;; [.E13]; IF(MID([.R13];1;3)=&quot;101&quot;; [.E13]+64; &quot;ERROR&quot;))" office:value-type="float" office:value="242" calcext:value-type="float">
            <text:p>242</text:p>
          </table:table-cell>
          <table:table-cell table:formula="of:=[.U13]-[.A13]" office:value-type="float" office:value="0" calcext:value-type="float">
            <text:p>0</text:p>
          </table:table-cell>
          <table:table-cell table:formula="of:=IF(MID([.S13];1;3)=&quot;111&quot;; [.F13]; IF(MID([.S13];1;3)=&quot;101&quot;; [.F13]+64; IF(MID([.S13];1;3)=&quot;011&quot;; [.F13]+128; IF(MID([.S13];1;3)=&quot;001&quot;; [.F13]+192; &quot;ERROR&quot;))))" office:value-type="float" office:value="236" calcext:value-type="float">
            <text:p>236</text:p>
          </table:table-cell>
          <table:table-cell table:formula="of:=[.W13]-[.B13]" office:value-type="float" office:value="0" calcext:value-type="float">
            <text:p>0</text:p>
          </table:table-cell>
          <table:table-cell table:formula="of:=IF(MID([.T13];1;3)=&quot;111&quot;; [.G13]; IF(MID([.T13];1;3)=&quot;101&quot;; [.G13]+64; IF(MID([.T13];1;3)=&quot;011&quot;; [.G13]+128; IF(MID([.T13];1;3)=&quot;001&quot;; [.G13]+192; &quot;ERROR&quot;))))" office:value-type="float" office:value="229" calcext:value-type="float">
            <text:p>229</text:p>
          </table:table-cell>
          <table:table-cell table:formula="of:=[.Y13]-[.C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3" calcext:value-type="float">
            <text:p>243</text:p>
          </table:table-cell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182" calcext:value-type="float">
            <text:p>182</text:p>
          </table:table-cell>
          <table:table-cell office:value-type="float" office:value="243" calcext:value-type="float">
            <text:p>243</text:p>
          </table:table-cell>
          <table:table-cell office:value-type="float" office:value="112" calcext:value-type="float">
            <text:p>112</text:p>
          </table:table-cell>
          <table:table-cell table:formula="of:=[.A14]-[.E14]" office:value-type="float" office:value="64" calcext:value-type="float">
            <text:p>64</text:p>
          </table:table-cell>
          <table:table-cell table:formula="of:=[.B14]-[.F14]" office:value-type="float" office:value="0" calcext:value-type="float">
            <text:p>0</text:p>
          </table:table-cell>
          <table:table-cell table:formula="of:=[.C14]-[.G14]" office:value-type="float" office:value="128" calcext:value-type="float">
            <text:p>128</text:p>
          </table:table-cell>
          <table:table-cell table:formula="of:=DEC2BIN([.D14])" office:value-type="string" office:string-value="11101101" calcext:value-type="string">
            <text:p>11101101</text:p>
          </table:table-cell>
          <table:table-cell table:formula="of:=IF(MID([.K14]; 1; 4)=&quot;1111&quot;; [.A14]; [.A14]-64)" office:value-type="float" office:value="182" calcext:value-type="float">
            <text:p>182</text:p>
          </table:table-cell>
          <table:table-cell table:formula="of:=[.E14]-[.L14]" office:value-type="float" office:value="0" calcext:value-type="float">
            <text:p>0</text:p>
          </table:table-cell>
          <table:table-cell table:formula="of:=IF(MID([.K14];4;3)=&quot;011&quot;; [.B14]; IF(MID([.K14];4;3)=&quot;110&quot;; [.B14]-64; IF(MID([.K14];4;3)=&quot;010&quot;; [.B14]-64; IF(MID([.K14];4;3)=&quot;101&quot;; [.B14]-128; IF(MID([.K14];4;3)=&quot;001&quot;; [.B14]-128; IF(MID([.K14];4;3)=&quot;100&quot;; [.B14]-192; IF(MID([.K14];4;3)=&quot;000&quot;; [.B14]-192; &quot;ERROR&quot;)))))))" office:value-type="float" office:value="243" calcext:value-type="float">
            <text:p>243</text:p>
          </table:table-cell>
          <table:table-cell table:formula="of:=[.N14]-[.F14]" office:value-type="float" office:value="0" calcext:value-type="float">
            <text:p>0</text:p>
          </table:table-cell>
          <table:table-cell table:formula="of:=IF(MID([.K14];7;2)=&quot;11&quot;; [.C14]; IF(MID([.K14];7;2)=&quot;10&quot;; [.C14]-64; IF(MID([.K14];7;2)=&quot;01&quot;; [.C14]-128; IF(MID([.K14];7;2)=&quot;00&quot;; [.C14]-192; &quot;ERROR&quot;))))" office:value-type="float" office:value="112" calcext:value-type="float">
            <text:p>112</text:p>
          </table:table-cell>
          <table:table-cell table:formula="of:=[.P14]-[.G14]" office:value-type="float" office:value="0" calcext:value-type="float">
            <text:p>0</text:p>
          </table:table-cell>
          <table:table-cell table:formula="of:=DEC2BIN([.E14];8)" office:value-type="string" office:string-value="10110110" calcext:value-type="string">
            <text:p>10110110</text:p>
          </table:table-cell>
          <table:table-cell table:formula="of:=DEC2BIN([.F14];8)" office:value-type="string" office:string-value="11110011" calcext:value-type="string">
            <text:p>11110011</text:p>
          </table:table-cell>
          <table:table-cell table:formula="of:=DEC2BIN([.G14];8)" office:value-type="string" office:string-value="01110000" calcext:value-type="string">
            <text:p>01110000</text:p>
          </table:table-cell>
          <table:table-cell table:formula="of:=IF(MID([.R14];1;3)=&quot;111&quot;; [.E14]; IF(MID([.R14];1;3)=&quot;101&quot;; [.E14]+64; &quot;ERROR&quot;))" office:value-type="float" office:value="246" calcext:value-type="float">
            <text:p>246</text:p>
          </table:table-cell>
          <table:table-cell table:formula="of:=[.U14]-[.A14]" office:value-type="float" office:value="0" calcext:value-type="float">
            <text:p>0</text:p>
          </table:table-cell>
          <table:table-cell table:formula="of:=IF(MID([.S14];1;3)=&quot;111&quot;; [.F14]; IF(MID([.S14];1;3)=&quot;101&quot;; [.F14]+64; IF(MID([.S14];1;3)=&quot;011&quot;; [.F14]+128; IF(MID([.S14];1;3)=&quot;001&quot;; [.F14]+192; &quot;ERROR&quot;))))" office:value-type="float" office:value="243" calcext:value-type="float">
            <text:p>243</text:p>
          </table:table-cell>
          <table:table-cell table:formula="of:=[.W14]-[.B14]" office:value-type="float" office:value="0" calcext:value-type="float">
            <text:p>0</text:p>
          </table:table-cell>
          <table:table-cell table:formula="of:=IF(MID([.T14];1;3)=&quot;111&quot;; [.G14]; IF(MID([.T14];1;3)=&quot;101&quot;; [.G14]+64; IF(MID([.T14];1;3)=&quot;011&quot;; [.G14]+128; IF(MID([.T14];1;3)=&quot;001&quot;; [.G14]+192; &quot;ERROR&quot;))))" office:value-type="float" office:value="240" calcext:value-type="float">
            <text:p>240</text:p>
          </table:table-cell>
          <table:table-cell table:formula="of:=[.Y14]-[.C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50" calcext:value-type="float">
            <text:p>250</text:p>
          </table:table-cell>
          <table:table-cell office:value-type="float" office:value="226" calcext:value-type="float">
            <text:p>226</text:p>
          </table:table-cell>
          <table:table-cell office:value-type="float" office:value="249" calcext:value-type="float">
            <text:p>249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98" calcext:value-type="float">
            <text:p>98</text:p>
          </table:table-cell>
          <table:table-cell table:formula="of:=[.A15]-[.E15]" office:value-type="float" office:value="0" calcext:value-type="float">
            <text:p>0</text:p>
          </table:table-cell>
          <table:table-cell table:formula="of:=[.B15]-[.F15]" office:value-type="float" office:value="64" calcext:value-type="float">
            <text:p>64</text:p>
          </table:table-cell>
          <table:table-cell table:formula="of:=[.C15]-[.G15]" office:value-type="float" office:value="128" calcext:value-type="float">
            <text:p>128</text:p>
          </table:table-cell>
          <table:table-cell table:formula="of:=DEC2BIN([.D15])" office:value-type="string" office:string-value="11111001" calcext:value-type="string">
            <text:p>11111001</text:p>
          </table:table-cell>
          <table:table-cell table:formula="of:=IF(MID([.K15]; 1; 4)=&quot;1111&quot;; [.A15]; [.A15]-64)" office:value-type="float" office:value="225" calcext:value-type="float">
            <text:p>225</text:p>
          </table:table-cell>
          <table:table-cell table:formula="of:=[.E15]-[.L15]" office:value-type="float" office:value="0" calcext:value-type="float">
            <text:p>0</text:p>
          </table:table-cell>
          <table:table-cell table:formula="of:=IF(MID([.K15];4;3)=&quot;011&quot;; [.B15]; IF(MID([.K15];4;3)=&quot;110&quot;; [.B15]-64; IF(MID([.K15];4;3)=&quot;010&quot;; [.B15]-64; IF(MID([.K15];4;3)=&quot;101&quot;; [.B15]-128; IF(MID([.K15];4;3)=&quot;001&quot;; [.B15]-128; IF(MID([.K15];4;3)=&quot;100&quot;; [.B15]-192; IF(MID([.K15];4;3)=&quot;000&quot;; [.B15]-192; &quot;ERROR&quot;)))))))" office:value-type="float" office:value="186" calcext:value-type="float">
            <text:p>186</text:p>
          </table:table-cell>
          <table:table-cell table:formula="of:=[.N15]-[.F15]" office:value-type="float" office:value="0" calcext:value-type="float">
            <text:p>0</text:p>
          </table:table-cell>
          <table:table-cell table:formula="of:=IF(MID([.K15];7;2)=&quot;11&quot;; [.C15]; IF(MID([.K15];7;2)=&quot;10&quot;; [.C15]-64; IF(MID([.K15];7;2)=&quot;01&quot;; [.C15]-128; IF(MID([.K15];7;2)=&quot;00&quot;; [.C15]-192; &quot;ERROR&quot;))))" office:value-type="float" office:value="98" calcext:value-type="float">
            <text:p>98</text:p>
          </table:table-cell>
          <table:table-cell table:formula="of:=[.P15]-[.G15]" office:value-type="float" office:value="0" calcext:value-type="float">
            <text:p>0</text:p>
          </table:table-cell>
          <table:table-cell table:formula="of:=DEC2BIN([.E15];8)" office:value-type="string" office:string-value="11100001" calcext:value-type="string">
            <text:p>11100001</text:p>
          </table:table-cell>
          <table:table-cell table:formula="of:=DEC2BIN([.F15];8)" office:value-type="string" office:string-value="10111010" calcext:value-type="string">
            <text:p>10111010</text:p>
          </table:table-cell>
          <table:table-cell table:formula="of:=DEC2BIN([.G15];8)" office:value-type="string" office:string-value="01100010" calcext:value-type="string">
            <text:p>01100010</text:p>
          </table:table-cell>
          <table:table-cell table:formula="of:=IF(MID([.R15];1;3)=&quot;111&quot;; [.E15]; IF(MID([.R15];1;3)=&quot;101&quot;; [.E15]+64; &quot;ERROR&quot;))" office:value-type="float" office:value="225" calcext:value-type="float">
            <text:p>225</text:p>
          </table:table-cell>
          <table:table-cell table:formula="of:=[.U15]-[.A15]" office:value-type="float" office:value="0" calcext:value-type="float">
            <text:p>0</text:p>
          </table:table-cell>
          <table:table-cell table:formula="of:=IF(MID([.S15];1;3)=&quot;111&quot;; [.F15]; IF(MID([.S15];1;3)=&quot;101&quot;; [.F15]+64; IF(MID([.S15];1;3)=&quot;011&quot;; [.F15]+128; IF(MID([.S15];1;3)=&quot;001&quot;; [.F15]+192; &quot;ERROR&quot;))))" office:value-type="float" office:value="250" calcext:value-type="float">
            <text:p>250</text:p>
          </table:table-cell>
          <table:table-cell table:formula="of:=[.W15]-[.B15]" office:value-type="float" office:value="0" calcext:value-type="float">
            <text:p>0</text:p>
          </table:table-cell>
          <table:table-cell table:formula="of:=IF(MID([.T15];1;3)=&quot;111&quot;; [.G15]; IF(MID([.T15];1;3)=&quot;101&quot;; [.G15]+64; IF(MID([.T15];1;3)=&quot;011&quot;; [.G15]+128; IF(MID([.T15];1;3)=&quot;001&quot;; [.G15]+192; &quot;ERROR&quot;))))" office:value-type="float" office:value="226" calcext:value-type="float">
            <text:p>226</text:p>
          </table:table-cell>
          <table:table-cell table:formula="of:=[.Y15]-[.C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33" calcext:value-type="float">
            <text:p>233</text:p>
          </table:table-cell>
          <table:table-cell office:value-type="float" office:value="173" calcext:value-type="float">
            <text:p>173</text:p>
          </table:table-cell>
          <table:table-cell office:value-type="float" office:value="178" calcext:value-type="float">
            <text:p>178</text:p>
          </table:table-cell>
          <table:table-cell office:value-type="float" office:value="115" calcext:value-type="float">
            <text:p>115</text:p>
          </table:table-cell>
          <table:table-cell table:formula="of:=[.A16]-[.E16]" office:value-type="float" office:value="64" calcext:value-type="float">
            <text:p>64</text:p>
          </table:table-cell>
          <table:table-cell table:formula="of:=[.B16]-[.F16]" office:value-type="float" office:value="64" calcext:value-type="float">
            <text:p>64</text:p>
          </table:table-cell>
          <table:table-cell table:formula="of:=[.C16]-[.G16]" office:value-type="float" office:value="128" calcext:value-type="float">
            <text:p>128</text:p>
          </table:table-cell>
          <table:table-cell table:formula="of:=DEC2BIN([.D16])" office:value-type="string" office:string-value="11101001" calcext:value-type="string">
            <text:p>11101001</text:p>
          </table:table-cell>
          <table:table-cell table:formula="of:=IF(MID([.K16]; 1; 4)=&quot;1111&quot;; [.A16]; [.A16]-64)" office:value-type="float" office:value="173" calcext:value-type="float">
            <text:p>173</text:p>
          </table:table-cell>
          <table:table-cell table:formula="of:=[.E16]-[.L16]" office:value-type="float" office:value="0" calcext:value-type="float">
            <text:p>0</text:p>
          </table:table-cell>
          <table:table-cell table:formula="of:=IF(MID([.K16];4;3)=&quot;011&quot;; [.B16]; IF(MID([.K16];4;3)=&quot;110&quot;; [.B16]-64; IF(MID([.K16];4;3)=&quot;010&quot;; [.B16]-64; IF(MID([.K16];4;3)=&quot;101&quot;; [.B16]-128; IF(MID([.K16];4;3)=&quot;001&quot;; [.B16]-128; IF(MID([.K16];4;3)=&quot;100&quot;; [.B16]-192; IF(MID([.K16];4;3)=&quot;000&quot;; [.B16]-192; &quot;ERROR&quot;)))))))" office:value-type="float" office:value="178" calcext:value-type="float">
            <text:p>178</text:p>
          </table:table-cell>
          <table:table-cell table:formula="of:=[.N16]-[.F16]" office:value-type="float" office:value="0" calcext:value-type="float">
            <text:p>0</text:p>
          </table:table-cell>
          <table:table-cell table:formula="of:=IF(MID([.K16];7;2)=&quot;11&quot;; [.C16]; IF(MID([.K16];7;2)=&quot;10&quot;; [.C16]-64; IF(MID([.K16];7;2)=&quot;01&quot;; [.C16]-128; IF(MID([.K16];7;2)=&quot;00&quot;; [.C16]-192; &quot;ERROR&quot;))))" office:value-type="float" office:value="115" calcext:value-type="float">
            <text:p>115</text:p>
          </table:table-cell>
          <table:table-cell table:formula="of:=[.P16]-[.G16]" office:value-type="float" office:value="0" calcext:value-type="float">
            <text:p>0</text:p>
          </table:table-cell>
          <table:table-cell table:formula="of:=DEC2BIN([.E16];8)" office:value-type="string" office:string-value="10101101" calcext:value-type="string">
            <text:p>10101101</text:p>
          </table:table-cell>
          <table:table-cell table:formula="of:=DEC2BIN([.F16];8)" office:value-type="string" office:string-value="10110010" calcext:value-type="string">
            <text:p>10110010</text:p>
          </table:table-cell>
          <table:table-cell table:formula="of:=DEC2BIN([.G16];8)" office:value-type="string" office:string-value="01110011" calcext:value-type="string">
            <text:p>01110011</text:p>
          </table:table-cell>
          <table:table-cell table:formula="of:=IF(MID([.R16];1;3)=&quot;111&quot;; [.E16]; IF(MID([.R16];1;3)=&quot;101&quot;; [.E16]+64; &quot;ERROR&quot;))" office:value-type="float" office:value="237" calcext:value-type="float">
            <text:p>237</text:p>
          </table:table-cell>
          <table:table-cell table:formula="of:=[.U16]-[.A16]" office:value-type="float" office:value="0" calcext:value-type="float">
            <text:p>0</text:p>
          </table:table-cell>
          <table:table-cell table:formula="of:=IF(MID([.S16];1;3)=&quot;111&quot;; [.F16]; IF(MID([.S16];1;3)=&quot;101&quot;; [.F16]+64; IF(MID([.S16];1;3)=&quot;011&quot;; [.F16]+128; IF(MID([.S16];1;3)=&quot;001&quot;; [.F16]+192; &quot;ERROR&quot;))))" office:value-type="float" office:value="242" calcext:value-type="float">
            <text:p>242</text:p>
          </table:table-cell>
          <table:table-cell table:formula="of:=[.W16]-[.B16]" office:value-type="float" office:value="0" calcext:value-type="float">
            <text:p>0</text:p>
          </table:table-cell>
          <table:table-cell table:formula="of:=IF(MID([.T16];1;3)=&quot;111&quot;; [.G16]; IF(MID([.T16];1;3)=&quot;101&quot;; [.G16]+64; IF(MID([.T16];1;3)=&quot;011&quot;; [.G16]+128; IF(MID([.T16];1;3)=&quot;001&quot;; [.G16]+192; &quot;ERROR&quot;))))" office:value-type="float" office:value="243" calcext:value-type="float">
            <text:p>243</text:p>
          </table:table-cell>
          <table:table-cell table:formula="of:=[.Y16]-[.C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44" calcext:value-type="float">
            <text:p>244</text:p>
          </table:table-cell>
          <table:table-cell office:value-type="float" office:value="231" calcext:value-type="float">
            <text:p>231</text:p>
          </table:table-cell>
          <table:table-cell office:value-type="float" office:value="245" calcext:value-type="float">
            <text:p>245</text:p>
          </table:table-cell>
          <table:table-cell office:value-type="float" office:value="228" calcext:value-type="float">
            <text:p>228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table:formula="of:=[.A17]-[.E17]" office:value-type="float" office:value="0" calcext:value-type="float">
            <text:p>0</text:p>
          </table:table-cell>
          <table:table-cell table:formula="of:=[.B17]-[.F17]" office:value-type="float" office:value="128" calcext:value-type="float">
            <text:p>128</text:p>
          </table:table-cell>
          <table:table-cell table:formula="of:=[.C17]-[.G17]" office:value-type="float" office:value="128" calcext:value-type="float">
            <text:p>128</text:p>
          </table:table-cell>
          <table:table-cell table:formula="of:=DEC2BIN([.D17])" office:value-type="string" office:string-value="11110101" calcext:value-type="string">
            <text:p>11110101</text:p>
          </table:table-cell>
          <table:table-cell table:formula="of:=IF(MID([.K17]; 1; 4)=&quot;1111&quot;; [.A17]; [.A17]-64)" office:value-type="float" office:value="228" calcext:value-type="float">
            <text:p>228</text:p>
          </table:table-cell>
          <table:table-cell table:formula="of:=[.E17]-[.L17]" office:value-type="float" office:value="0" calcext:value-type="float">
            <text:p>0</text:p>
          </table:table-cell>
          <table:table-cell table:formula="of:=IF(MID([.K17];4;3)=&quot;011&quot;; [.B17]; IF(MID([.K17];4;3)=&quot;110&quot;; [.B17]-64; IF(MID([.K17];4;3)=&quot;010&quot;; [.B17]-64; IF(MID([.K17];4;3)=&quot;101&quot;; [.B17]-128; IF(MID([.K17];4;3)=&quot;001&quot;; [.B17]-128; IF(MID([.K17];4;3)=&quot;100&quot;; [.B17]-192; IF(MID([.K17];4;3)=&quot;000&quot;; [.B17]-192; &quot;ERROR&quot;)))))))" office:value-type="float" office:value="116" calcext:value-type="float">
            <text:p>116</text:p>
          </table:table-cell>
          <table:table-cell table:formula="of:=[.N17]-[.F17]" office:value-type="float" office:value="0" calcext:value-type="float">
            <text:p>0</text:p>
          </table:table-cell>
          <table:table-cell table:formula="of:=IF(MID([.K17];7;2)=&quot;11&quot;; [.C17]; IF(MID([.K17];7;2)=&quot;10&quot;; [.C17]-64; IF(MID([.K17];7;2)=&quot;01&quot;; [.C17]-128; IF(MID([.K17];7;2)=&quot;00&quot;; [.C17]-192; &quot;ERROR&quot;))))" office:value-type="float" office:value="103" calcext:value-type="float">
            <text:p>103</text:p>
          </table:table-cell>
          <table:table-cell table:formula="of:=[.P17]-[.G17]" office:value-type="float" office:value="0" calcext:value-type="float">
            <text:p>0</text:p>
          </table:table-cell>
          <table:table-cell table:formula="of:=DEC2BIN([.E17];8)" office:value-type="string" office:string-value="11100100" calcext:value-type="string">
            <text:p>11100100</text:p>
          </table:table-cell>
          <table:table-cell table:formula="of:=DEC2BIN([.F17];8)" office:value-type="string" office:string-value="01110100" calcext:value-type="string">
            <text:p>01110100</text:p>
          </table:table-cell>
          <table:table-cell table:formula="of:=DEC2BIN([.G17];8)" office:value-type="string" office:string-value="01100111" calcext:value-type="string">
            <text:p>01100111</text:p>
          </table:table-cell>
          <table:table-cell table:formula="of:=IF(MID([.R17];1;3)=&quot;111&quot;; [.E17]; IF(MID([.R17];1;3)=&quot;101&quot;; [.E17]+64; &quot;ERROR&quot;))" office:value-type="float" office:value="228" calcext:value-type="float">
            <text:p>228</text:p>
          </table:table-cell>
          <table:table-cell table:formula="of:=[.U17]-[.A17]" office:value-type="float" office:value="0" calcext:value-type="float">
            <text:p>0</text:p>
          </table:table-cell>
          <table:table-cell table:formula="of:=IF(MID([.S17];1;3)=&quot;111&quot;; [.F17]; IF(MID([.S17];1;3)=&quot;101&quot;; [.F17]+64; IF(MID([.S17];1;3)=&quot;011&quot;; [.F17]+128; IF(MID([.S17];1;3)=&quot;001&quot;; [.F17]+192; &quot;ERROR&quot;))))" office:value-type="float" office:value="244" calcext:value-type="float">
            <text:p>244</text:p>
          </table:table-cell>
          <table:table-cell table:formula="of:=[.W17]-[.B17]" office:value-type="float" office:value="0" calcext:value-type="float">
            <text:p>0</text:p>
          </table:table-cell>
          <table:table-cell table:formula="of:=IF(MID([.T17];1;3)=&quot;111&quot;; [.G17]; IF(MID([.T17];1;3)=&quot;101&quot;; [.G17]+64; IF(MID([.T17];1;3)=&quot;011&quot;; [.G17]+128; IF(MID([.T17];1;3)=&quot;001&quot;; [.G17]+192; &quot;ERROR&quot;))))" office:value-type="float" office:value="231" calcext:value-type="float">
            <text:p>231</text:p>
          </table:table-cell>
          <table:table-cell table:formula="of:=[.Y17]-[.C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4" calcext:value-type="float">
            <text:p>244</text:p>
          </table:table-cell>
          <table:table-cell office:value-type="float" office:value="242" calcext:value-type="float">
            <text:p>242</text:p>
          </table:table-cell>
          <table:table-cell office:value-type="float" office:value="229" calcext:value-type="float">
            <text:p>229</text:p>
          </table:table-cell>
          <table:table-cell office:value-type="float" office:value="181" calcext:value-type="float">
            <text:p>181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table:formula="of:=[.A18]-[.E18]" office:value-type="float" office:value="64" calcext:value-type="float">
            <text:p>64</text:p>
          </table:table-cell>
          <table:table-cell table:formula="of:=[.B18]-[.F18]" office:value-type="float" office:value="128" calcext:value-type="float">
            <text:p>128</text:p>
          </table:table-cell>
          <table:table-cell table:formula="of:=[.C18]-[.G18]" office:value-type="float" office:value="128" calcext:value-type="float">
            <text:p>128</text:p>
          </table:table-cell>
          <table:table-cell table:formula="of:=DEC2BIN([.D18])" office:value-type="string" office:string-value="11100101" calcext:value-type="string">
            <text:p>11100101</text:p>
          </table:table-cell>
          <table:table-cell table:formula="of:=IF(MID([.K18]; 1; 4)=&quot;1111&quot;; [.A18]; [.A18]-64)" office:value-type="float" office:value="181" calcext:value-type="float">
            <text:p>181</text:p>
          </table:table-cell>
          <table:table-cell table:formula="of:=[.E18]-[.L18]" office:value-type="float" office:value="0" calcext:value-type="float">
            <text:p>0</text:p>
          </table:table-cell>
          <table:table-cell table:formula="of:=IF(MID([.K18];4;3)=&quot;011&quot;; [.B18]; IF(MID([.K18];4;3)=&quot;110&quot;; [.B18]-64; IF(MID([.K18];4;3)=&quot;010&quot;; [.B18]-64; IF(MID([.K18];4;3)=&quot;101&quot;; [.B18]-128; IF(MID([.K18];4;3)=&quot;001&quot;; [.B18]-128; IF(MID([.K18];4;3)=&quot;100&quot;; [.B18]-192; IF(MID([.K18];4;3)=&quot;000&quot;; [.B18]-192; &quot;ERROR&quot;)))))))" office:value-type="float" office:value="116" calcext:value-type="float">
            <text:p>116</text:p>
          </table:table-cell>
          <table:table-cell table:formula="of:=[.N18]-[.F18]" office:value-type="float" office:value="0" calcext:value-type="float">
            <text:p>0</text:p>
          </table:table-cell>
          <table:table-cell table:formula="of:=IF(MID([.K18];7;2)=&quot;11&quot;; [.C18]; IF(MID([.K18];7;2)=&quot;10&quot;; [.C18]-64; IF(MID([.K18];7;2)=&quot;01&quot;; [.C18]-128; IF(MID([.K18];7;2)=&quot;00&quot;; [.C18]-192; &quot;ERROR&quot;))))" office:value-type="float" office:value="114" calcext:value-type="float">
            <text:p>114</text:p>
          </table:table-cell>
          <table:table-cell table:formula="of:=[.P18]-[.G18]" office:value-type="float" office:value="0" calcext:value-type="float">
            <text:p>0</text:p>
          </table:table-cell>
          <table:table-cell table:formula="of:=DEC2BIN([.E18];8)" office:value-type="string" office:string-value="10110101" calcext:value-type="string">
            <text:p>10110101</text:p>
          </table:table-cell>
          <table:table-cell table:formula="of:=DEC2BIN([.F18];8)" office:value-type="string" office:string-value="01110100" calcext:value-type="string">
            <text:p>01110100</text:p>
          </table:table-cell>
          <table:table-cell table:formula="of:=DEC2BIN([.G18];8)" office:value-type="string" office:string-value="01110010" calcext:value-type="string">
            <text:p>01110010</text:p>
          </table:table-cell>
          <table:table-cell table:formula="of:=IF(MID([.R18];1;3)=&quot;111&quot;; [.E18]; IF(MID([.R18];1;3)=&quot;101&quot;; [.E18]+64; &quot;ERROR&quot;))" office:value-type="float" office:value="245" calcext:value-type="float">
            <text:p>245</text:p>
          </table:table-cell>
          <table:table-cell table:formula="of:=[.U18]-[.A18]" office:value-type="float" office:value="0" calcext:value-type="float">
            <text:p>0</text:p>
          </table:table-cell>
          <table:table-cell table:formula="of:=IF(MID([.S18];1;3)=&quot;111&quot;; [.F18]; IF(MID([.S18];1;3)=&quot;101&quot;; [.F18]+64; IF(MID([.S18];1;3)=&quot;011&quot;; [.F18]+128; IF(MID([.S18];1;3)=&quot;001&quot;; [.F18]+192; &quot;ERROR&quot;))))" office:value-type="float" office:value="244" calcext:value-type="float">
            <text:p>244</text:p>
          </table:table-cell>
          <table:table-cell table:formula="of:=[.W18]-[.B18]" office:value-type="float" office:value="0" calcext:value-type="float">
            <text:p>0</text:p>
          </table:table-cell>
          <table:table-cell table:formula="of:=IF(MID([.T18];1;3)=&quot;111&quot;; [.G18]; IF(MID([.T18];1;3)=&quot;101&quot;; [.G18]+64; IF(MID([.T18];1;3)=&quot;011&quot;; [.G18]+128; IF(MID([.T18];1;3)=&quot;001&quot;; [.G18]+192; &quot;ERROR&quot;))))" office:value-type="float" office:value="242" calcext:value-type="float">
            <text:p>242</text:p>
          </table:table-cell>
          <table:table-cell table:formula="of:=[.Y18]-[.C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30" calcext:value-type="float">
            <text:p>230</text:p>
          </table:table-cell>
          <table:table-cell office:value-type="float" office:value="238" calcext:value-type="float">
            <text:p>238</text:p>
          </table:table-cell>
          <table:table-cell office:value-type="float" office:value="241" calcext:value-type="float">
            <text:p>241</text:p>
          </table:table-cell>
          <table:table-cell office:value-type="float" office:value="248" calcext:value-type="float">
            <text:p>248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table:formula="of:=[.A19]-[.E19]" office:value-type="float" office:value="0" calcext:value-type="float">
            <text:p>0</text:p>
          </table:table-cell>
          <table:table-cell table:formula="of:=[.B19]-[.F19]" office:value-type="float" office:value="192" calcext:value-type="float">
            <text:p>192</text:p>
          </table:table-cell>
          <table:table-cell table:formula="of:=[.C19]-[.G19]" office:value-type="float" office:value="128" calcext:value-type="float">
            <text:p>128</text:p>
          </table:table-cell>
          <table:table-cell table:formula="of:=DEC2BIN([.D19])" office:value-type="string" office:string-value="11110001" calcext:value-type="string">
            <text:p>11110001</text:p>
          </table:table-cell>
          <table:table-cell table:formula="of:=IF(MID([.K19]; 1; 4)=&quot;1111&quot;; [.A19]; [.A19]-64)" office:value-type="float" office:value="248" calcext:value-type="float">
            <text:p>248</text:p>
          </table:table-cell>
          <table:table-cell table:formula="of:=[.E19]-[.L19]" office:value-type="float" office:value="0" calcext:value-type="float">
            <text:p>0</text:p>
          </table:table-cell>
          <table:table-cell table:formula="of:=IF(MID([.K19];4;3)=&quot;011&quot;; [.B19]; IF(MID([.K19];4;3)=&quot;110&quot;; [.B19]-64; IF(MID([.K19];4;3)=&quot;010&quot;; [.B19]-64; IF(MID([.K19];4;3)=&quot;101&quot;; [.B19]-128; IF(MID([.K19];4;3)=&quot;001&quot;; [.B19]-128; IF(MID([.K19];4;3)=&quot;100&quot;; [.B19]-192; IF(MID([.K19];4;3)=&quot;000&quot;; [.B19]-192; &quot;ERROR&quot;)))))))" office:value-type="float" office:value="38" calcext:value-type="float">
            <text:p>38</text:p>
          </table:table-cell>
          <table:table-cell table:formula="of:=[.N19]-[.F19]" office:value-type="float" office:value="0" calcext:value-type="float">
            <text:p>0</text:p>
          </table:table-cell>
          <table:table-cell table:formula="of:=IF(MID([.K19];7;2)=&quot;11&quot;; [.C19]; IF(MID([.K19];7;2)=&quot;10&quot;; [.C19]-64; IF(MID([.K19];7;2)=&quot;01&quot;; [.C19]-128; IF(MID([.K19];7;2)=&quot;00&quot;; [.C19]-192; &quot;ERROR&quot;))))" office:value-type="float" office:value="110" calcext:value-type="float">
            <text:p>110</text:p>
          </table:table-cell>
          <table:table-cell table:formula="of:=[.P19]-[.G19]" office:value-type="float" office:value="0" calcext:value-type="float">
            <text:p>0</text:p>
          </table:table-cell>
          <table:table-cell table:formula="of:=DEC2BIN([.E19];8)" office:value-type="string" office:string-value="11111000" calcext:value-type="string">
            <text:p>11111000</text:p>
          </table:table-cell>
          <table:table-cell table:formula="of:=DEC2BIN([.F19];8)" office:value-type="string" office:string-value="00100110" calcext:value-type="string">
            <text:p>00100110</text:p>
          </table:table-cell>
          <table:table-cell table:formula="of:=DEC2BIN([.G19];8)" office:value-type="string" office:string-value="01101110" calcext:value-type="string">
            <text:p>01101110</text:p>
          </table:table-cell>
          <table:table-cell table:formula="of:=IF(MID([.R19];1;3)=&quot;111&quot;; [.E19]; IF(MID([.R19];1;3)=&quot;101&quot;; [.E19]+64; &quot;ERROR&quot;))" office:value-type="float" office:value="248" calcext:value-type="float">
            <text:p>248</text:p>
          </table:table-cell>
          <table:table-cell table:formula="of:=[.U19]-[.A19]" office:value-type="float" office:value="0" calcext:value-type="float">
            <text:p>0</text:p>
          </table:table-cell>
          <table:table-cell table:formula="of:=IF(MID([.S19];1;3)=&quot;111&quot;; [.F19]; IF(MID([.S19];1;3)=&quot;101&quot;; [.F19]+64; IF(MID([.S19];1;3)=&quot;011&quot;; [.F19]+128; IF(MID([.S19];1;3)=&quot;001&quot;; [.F19]+192; &quot;ERROR&quot;))))" office:value-type="float" office:value="230" calcext:value-type="float">
            <text:p>230</text:p>
          </table:table-cell>
          <table:table-cell table:formula="of:=[.W19]-[.B19]" office:value-type="float" office:value="0" calcext:value-type="float">
            <text:p>0</text:p>
          </table:table-cell>
          <table:table-cell table:formula="of:=IF(MID([.T19];1;3)=&quot;111&quot;; [.G19]; IF(MID([.T19];1;3)=&quot;101&quot;; [.G19]+64; IF(MID([.T19];1;3)=&quot;011&quot;; [.G19]+128; IF(MID([.T19];1;3)=&quot;001&quot;; [.G19]+192; &quot;ERROR&quot;))))" office:value-type="float" office:value="238" calcext:value-type="float">
            <text:p>238</text:p>
          </table:table-cell>
          <table:table-cell table:formula="of:=[.Y19]-[.C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25" calcext:value-type="float">
            <text:p>225</text:p>
          </table:table-cell>
          <table:table-cell office:value-type="float" office:value="162" calcext:value-type="float">
            <text:p>162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formula="of:=[.A20]-[.E20]" office:value-type="float" office:value="64" calcext:value-type="float">
            <text:p>64</text:p>
          </table:table-cell>
          <table:table-cell table:formula="of:=[.B20]-[.F20]" office:value-type="float" office:value="192" calcext:value-type="float">
            <text:p>192</text:p>
          </table:table-cell>
          <table:table-cell table:formula="of:=[.C20]-[.G20]" office:value-type="float" office:value="128" calcext:value-type="float">
            <text:p>128</text:p>
          </table:table-cell>
          <table:table-cell table:formula="of:=DEC2BIN([.D20])" office:value-type="string" office:string-value="11100001" calcext:value-type="string">
            <text:p>11100001</text:p>
          </table:table-cell>
          <table:table-cell table:formula="of:=IF(MID([.K20]; 1; 4)=&quot;1111&quot;; [.A20]; [.A20]-64)" office:value-type="float" office:value="162" calcext:value-type="float">
            <text:p>162</text:p>
          </table:table-cell>
          <table:table-cell table:formula="of:=[.E20]-[.L20]" office:value-type="float" office:value="0" calcext:value-type="float">
            <text:p>0</text:p>
          </table:table-cell>
          <table:table-cell table:formula="of:=IF(MID([.K20];4;3)=&quot;011&quot;; [.B20]; IF(MID([.K20];4;3)=&quot;110&quot;; [.B20]-64; IF(MID([.K20];4;3)=&quot;010&quot;; [.B20]-64; IF(MID([.K20];4;3)=&quot;101&quot;; [.B20]-128; IF(MID([.K20];4;3)=&quot;001&quot;; [.B20]-128; IF(MID([.K20];4;3)=&quot;100&quot;; [.B20]-192; IF(MID([.K20];4;3)=&quot;000&quot;; [.B20]-192; &quot;ERROR&quot;)))))))" office:value-type="float" office:value="40" calcext:value-type="float">
            <text:p>40</text:p>
          </table:table-cell>
          <table:table-cell table:formula="of:=[.N20]-[.F20]" office:value-type="float" office:value="0" calcext:value-type="float">
            <text:p>0</text:p>
          </table:table-cell>
          <table:table-cell table:formula="of:=IF(MID([.K20];7;2)=&quot;11&quot;; [.C20]; IF(MID([.K20];7;2)=&quot;10&quot;; [.C20]-64; IF(MID([.K20];7;2)=&quot;01&quot;; [.C20]-128; IF(MID([.K20];7;2)=&quot;00&quot;; [.C20]-192; &quot;ERROR&quot;))))" office:value-type="float" office:value="105" calcext:value-type="float">
            <text:p>105</text:p>
          </table:table-cell>
          <table:table-cell table:formula="of:=[.P20]-[.G20]" office:value-type="float" office:value="0" calcext:value-type="float">
            <text:p>0</text:p>
          </table:table-cell>
          <table:table-cell table:formula="of:=DEC2BIN([.E20];8)" office:value-type="string" office:string-value="10100010" calcext:value-type="string">
            <text:p>10100010</text:p>
          </table:table-cell>
          <table:table-cell table:formula="of:=DEC2BIN([.F20];8)" office:value-type="string" office:string-value="00101000" calcext:value-type="string">
            <text:p>00101000</text:p>
          </table:table-cell>
          <table:table-cell table:formula="of:=DEC2BIN([.G20];8)" office:value-type="string" office:string-value="01101001" calcext:value-type="string">
            <text:p>01101001</text:p>
          </table:table-cell>
          <table:table-cell table:formula="of:=IF(MID([.R20];1;3)=&quot;111&quot;; [.E20]; IF(MID([.R20];1;3)=&quot;101&quot;; [.E20]+64; &quot;ERROR&quot;))" office:value-type="float" office:value="226" calcext:value-type="float">
            <text:p>226</text:p>
          </table:table-cell>
          <table:table-cell table:formula="of:=[.U20]-[.A20]" office:value-type="float" office:value="0" calcext:value-type="float">
            <text:p>0</text:p>
          </table:table-cell>
          <table:table-cell table:formula="of:=IF(MID([.S20];1;3)=&quot;111&quot;; [.F20]; IF(MID([.S20];1;3)=&quot;101&quot;; [.F20]+64; IF(MID([.S20];1;3)=&quot;011&quot;; [.F20]+128; IF(MID([.S20];1;3)=&quot;001&quot;; [.F20]+192; &quot;ERROR&quot;))))" office:value-type="float" office:value="232" calcext:value-type="float">
            <text:p>232</text:p>
          </table:table-cell>
          <table:table-cell table:formula="of:=[.W20]-[.B20]" office:value-type="float" office:value="0" calcext:value-type="float">
            <text:p>0</text:p>
          </table:table-cell>
          <table:table-cell table:formula="of:=IF(MID([.T20];1;3)=&quot;111&quot;; [.G20]; IF(MID([.T20];1;3)=&quot;101&quot;; [.G20]+64; IF(MID([.T20];1;3)=&quot;011&quot;; [.G20]+128; IF(MID([.T20];1;3)=&quot;001&quot;; [.G20]+192; &quot;ERROR&quot;))))" office:value-type="float" office:value="233" calcext:value-type="float">
            <text:p>233</text:p>
          </table:table-cell>
          <table:table-cell table:formula="of:=[.Y20]-[.C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29" calcext:value-type="float">
            <text:p>229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165" calcext:value-type="float">
            <text:p>165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table:formula="of:=[.A21]-[.E21]" office:value-type="float" office:value="64" calcext:value-type="float">
            <text:p>64</text:p>
          </table:table-cell>
          <table:table-cell table:formula="of:=[.B21]-[.F21]" office:value-type="float" office:value="192" calcext:value-type="float">
            <text:p>192</text:p>
          </table:table-cell>
          <table:table-cell table:formula="of:=[.C21]-[.G21]" office:value-type="float" office:value="128" calcext:value-type="float">
            <text:p>128</text:p>
          </table:table-cell>
          <table:table-cell table:formula="of:=DEC2BIN([.D21])" office:value-type="string" office:string-value="11100001" calcext:value-type="string">
            <text:p>11100001</text:p>
          </table:table-cell>
          <table:table-cell table:formula="of:=IF(MID([.K21]; 1; 4)=&quot;1111&quot;; [.A21]; [.A21]-64)" office:value-type="float" office:value="165" calcext:value-type="float">
            <text:p>165</text:p>
          </table:table-cell>
          <table:table-cell table:formula="of:=[.E21]-[.L21]" office:value-type="float" office:value="0" calcext:value-type="float">
            <text:p>0</text:p>
          </table:table-cell>
          <table:table-cell table:formula="of:=IF(MID([.K21];4;3)=&quot;011&quot;; [.B21]; IF(MID([.K21];4;3)=&quot;110&quot;; [.B21]-64; IF(MID([.K21];4;3)=&quot;010&quot;; [.B21]-64; IF(MID([.K21];4;3)=&quot;101&quot;; [.B21]-128; IF(MID([.K21];4;3)=&quot;001&quot;; [.B21]-128; IF(MID([.K21];4;3)=&quot;100&quot;; [.B21]-192; IF(MID([.K21];4;3)=&quot;000&quot;; [.B21]-192; &quot;ERROR&quot;)))))))" office:value-type="float" office:value="37" calcext:value-type="float">
            <text:p>37</text:p>
          </table:table-cell>
          <table:table-cell table:formula="of:=[.N21]-[.F21]" office:value-type="float" office:value="0" calcext:value-type="float">
            <text:p>0</text:p>
          </table:table-cell>
          <table:table-cell table:formula="of:=IF(MID([.K21];7;2)=&quot;11&quot;; [.C21]; IF(MID([.K21];7;2)=&quot;10&quot;; [.C21]-64; IF(MID([.K21];7;2)=&quot;01&quot;; [.C21]-128; IF(MID([.K21];7;2)=&quot;00&quot;; [.C21]-192; &quot;ERROR&quot;))))" office:value-type="float" office:value="97" calcext:value-type="float">
            <text:p>97</text:p>
          </table:table-cell>
          <table:table-cell table:formula="of:=[.P21]-[.G21]" office:value-type="float" office:value="0" calcext:value-type="float">
            <text:p>0</text:p>
          </table:table-cell>
          <table:table-cell table:formula="of:=DEC2BIN([.E21];8)" office:value-type="string" office:string-value="10100101" calcext:value-type="string">
            <text:p>10100101</text:p>
          </table:table-cell>
          <table:table-cell table:formula="of:=DEC2BIN([.F21];8)" office:value-type="string" office:string-value="00100101" calcext:value-type="string">
            <text:p>00100101</text:p>
          </table:table-cell>
          <table:table-cell table:formula="of:=DEC2BIN([.G21];8)" office:value-type="string" office:string-value="01100001" calcext:value-type="string">
            <text:p>01100001</text:p>
          </table:table-cell>
          <table:table-cell table:formula="of:=IF(MID([.R21];1;3)=&quot;111&quot;; [.E21]; IF(MID([.R21];1;3)=&quot;101&quot;; [.E21]+64; &quot;ERROR&quot;))" office:value-type="float" office:value="229" calcext:value-type="float">
            <text:p>229</text:p>
          </table:table-cell>
          <table:table-cell table:formula="of:=[.U21]-[.A21]" office:value-type="float" office:value="0" calcext:value-type="float">
            <text:p>0</text:p>
          </table:table-cell>
          <table:table-cell table:formula="of:=IF(MID([.S21];1;3)=&quot;111&quot;; [.F21]; IF(MID([.S21];1;3)=&quot;101&quot;; [.F21]+64; IF(MID([.S21];1;3)=&quot;011&quot;; [.F21]+128; IF(MID([.S21];1;3)=&quot;001&quot;; [.F21]+192; &quot;ERROR&quot;))))" office:value-type="float" office:value="229" calcext:value-type="float">
            <text:p>229</text:p>
          </table:table-cell>
          <table:table-cell table:formula="of:=[.W21]-[.B21]" office:value-type="float" office:value="0" calcext:value-type="float">
            <text:p>0</text:p>
          </table:table-cell>
          <table:table-cell table:formula="of:=IF(MID([.T21];1;3)=&quot;111&quot;; [.G21]; IF(MID([.T21];1;3)=&quot;101&quot;; [.G21]+64; IF(MID([.T21];1;3)=&quot;011&quot;; [.G21]+128; IF(MID([.T21];1;3)=&quot;001&quot;; [.G21]+192; &quot;ERROR&quot;))))" office:value-type="float" office:value="225" calcext:value-type="float">
            <text:p>225</text:p>
          </table:table-cell>
          <table:table-cell table:formula="of:=[.Y21]-[.C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227" calcext:value-type="float">
            <text:p>227</text:p>
          </table:table-cell>
          <table:table-cell office:value-type="float" office:value="236" calcext:value-type="float">
            <text:p>236</text:p>
          </table:table-cell>
          <table:table-cell office:value-type="float" office:value="184" calcext:value-type="float">
            <text:p>184</text:p>
          </table:table-cell>
          <table:table-cell office:value-type="float" office:value="250" calcext:value-type="float">
            <text:p>250</text:p>
          </table:table-cell>
          <table:table-cell office:value-type="float" office:value="35" calcext:value-type="float">
            <text:p>35</text:p>
          </table:table-cell>
          <table:table-cell table:formula="of:=[.A22]-[.E22]" office:value-type="float" office:value="64" calcext:value-type="float">
            <text:p>64</text:p>
          </table:table-cell>
          <table:table-cell table:formula="of:=[.B22]-[.F22]" office:value-type="float" office:value="0" calcext:value-type="float">
            <text:p>0</text:p>
          </table:table-cell>
          <table:table-cell table:formula="of:=[.C22]-[.G22]" office:value-type="float" office:value="192" calcext:value-type="float">
            <text:p>192</text:p>
          </table:table-cell>
          <table:table-cell table:formula="of:=DEC2BIN([.D22])" office:value-type="string" office:string-value="11101100" calcext:value-type="string">
            <text:p>11101100</text:p>
          </table:table-cell>
          <table:table-cell table:formula="of:=IF(MID([.K22]; 1; 4)=&quot;1111&quot;; [.A22]; [.A22]-64)" office:value-type="float" office:value="184" calcext:value-type="float">
            <text:p>184</text:p>
          </table:table-cell>
          <table:table-cell table:formula="of:=[.E22]-[.L22]" office:value-type="float" office:value="0" calcext:value-type="float">
            <text:p>0</text:p>
          </table:table-cell>
          <table:table-cell table:formula="of:=IF(MID([.K22];4;3)=&quot;011&quot;; [.B22]; IF(MID([.K22];4;3)=&quot;110&quot;; [.B22]-64; IF(MID([.K22];4;3)=&quot;010&quot;; [.B22]-64; IF(MID([.K22];4;3)=&quot;101&quot;; [.B22]-128; IF(MID([.K22];4;3)=&quot;001&quot;; [.B22]-128; IF(MID([.K22];4;3)=&quot;100&quot;; [.B22]-192; IF(MID([.K22];4;3)=&quot;000&quot;; [.B22]-192; &quot;ERROR&quot;)))))))" office:value-type="float" office:value="250" calcext:value-type="float">
            <text:p>250</text:p>
          </table:table-cell>
          <table:table-cell table:formula="of:=[.N22]-[.F22]" office:value-type="float" office:value="0" calcext:value-type="float">
            <text:p>0</text:p>
          </table:table-cell>
          <table:table-cell table:formula="of:=IF(MID([.K22];7;2)=&quot;11&quot;; [.C22]; IF(MID([.K22];7;2)=&quot;10&quot;; [.C22]-64; IF(MID([.K22];7;2)=&quot;01&quot;; [.C22]-128; IF(MID([.K22];7;2)=&quot;00&quot;; [.C22]-192; &quot;ERROR&quot;))))" office:value-type="float" office:value="35" calcext:value-type="float">
            <text:p>35</text:p>
          </table:table-cell>
          <table:table-cell table:formula="of:=[.P22]-[.G22]" office:value-type="float" office:value="0" calcext:value-type="float">
            <text:p>0</text:p>
          </table:table-cell>
          <table:table-cell table:formula="of:=DEC2BIN([.E22];8)" office:value-type="string" office:string-value="10111000" calcext:value-type="string">
            <text:p>10111000</text:p>
          </table:table-cell>
          <table:table-cell table:formula="of:=DEC2BIN([.F22];8)" office:value-type="string" office:string-value="11111010" calcext:value-type="string">
            <text:p>11111010</text:p>
          </table:table-cell>
          <table:table-cell table:formula="of:=DEC2BIN([.G22];8)" office:value-type="string" office:string-value="00100011" calcext:value-type="string">
            <text:p>00100011</text:p>
          </table:table-cell>
          <table:table-cell table:formula="of:=IF(MID([.R22];1;3)=&quot;111&quot;; [.E22]; IF(MID([.R22];1;3)=&quot;101&quot;; [.E22]+64; &quot;ERROR&quot;))" office:value-type="float" office:value="248" calcext:value-type="float">
            <text:p>248</text:p>
          </table:table-cell>
          <table:table-cell table:formula="of:=[.U22]-[.A22]" office:value-type="float" office:value="0" calcext:value-type="float">
            <text:p>0</text:p>
          </table:table-cell>
          <table:table-cell table:formula="of:=IF(MID([.S22];1;3)=&quot;111&quot;; [.F22]; IF(MID([.S22];1;3)=&quot;101&quot;; [.F22]+64; IF(MID([.S22];1;3)=&quot;011&quot;; [.F22]+128; IF(MID([.S22];1;3)=&quot;001&quot;; [.F22]+192; &quot;ERROR&quot;))))" office:value-type="float" office:value="250" calcext:value-type="float">
            <text:p>250</text:p>
          </table:table-cell>
          <table:table-cell table:formula="of:=[.W22]-[.B22]" office:value-type="float" office:value="0" calcext:value-type="float">
            <text:p>0</text:p>
          </table:table-cell>
          <table:table-cell table:formula="of:=IF(MID([.T22];1;3)=&quot;111&quot;; [.G22]; IF(MID([.T22];1;3)=&quot;101&quot;; [.G22]+64; IF(MID([.T22];1;3)=&quot;011&quot;; [.G22]+128; IF(MID([.T22];1;3)=&quot;001&quot;; [.G22]+192; &quot;ERROR&quot;))))" office:value-type="float" office:value="227" calcext:value-type="float">
            <text:p>227</text:p>
          </table:table-cell>
          <table:table-cell table:formula="of:=[.Y22]-[.C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248" calcext:value-type="float">
            <text:p>248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table:formula="of:=[.A23]-[.E23]" office:value-type="float" office:value="0" calcext:value-type="float">
            <text:p>0</text:p>
          </table:table-cell>
          <table:table-cell table:formula="of:=[.B23]-[.F23]" office:value-type="float" office:value="64" calcext:value-type="float">
            <text:p>64</text:p>
          </table:table-cell>
          <table:table-cell table:formula="of:=[.C23]-[.G23]" office:value-type="float" office:value="192" calcext:value-type="float">
            <text:p>192</text:p>
          </table:table-cell>
          <table:table-cell table:formula="of:=DEC2BIN([.D23])" office:value-type="string" office:string-value="11111000" calcext:value-type="string">
            <text:p>11111000</text:p>
          </table:table-cell>
          <table:table-cell table:formula="of:=IF(MID([.K23]; 1; 4)=&quot;1111&quot;; [.A23]; [.A23]-64)" office:value-type="float" office:value="248" calcext:value-type="float">
            <text:p>248</text:p>
          </table:table-cell>
          <table:table-cell table:formula="of:=[.E23]-[.L23]" office:value-type="float" office:value="0" calcext:value-type="float">
            <text:p>0</text:p>
          </table:table-cell>
          <table:table-cell table:formula="of:=IF(MID([.K23];4;3)=&quot;011&quot;; [.B23]; IF(MID([.K23];4;3)=&quot;110&quot;; [.B23]-64; IF(MID([.K23];4;3)=&quot;010&quot;; [.B23]-64; IF(MID([.K23];4;3)=&quot;101&quot;; [.B23]-128; IF(MID([.K23];4;3)=&quot;001&quot;; [.B23]-128; IF(MID([.K23];4;3)=&quot;100&quot;; [.B23]-192; IF(MID([.K23];4;3)=&quot;000&quot;; [.B23]-192; &quot;ERROR&quot;)))))))" office:value-type="float" office:value="184" calcext:value-type="float">
            <text:p>184</text:p>
          </table:table-cell>
          <table:table-cell table:formula="of:=[.N23]-[.F23]" office:value-type="float" office:value="0" calcext:value-type="float">
            <text:p>0</text:p>
          </table:table-cell>
          <table:table-cell table:formula="of:=IF(MID([.K23];7;2)=&quot;11&quot;; [.C23]; IF(MID([.K23];7;2)=&quot;10&quot;; [.C23]-64; IF(MID([.K23];7;2)=&quot;01&quot;; [.C23]-128; IF(MID([.K23];7;2)=&quot;00&quot;; [.C23]-192; &quot;ERROR&quot;))))" office:value-type="float" office:value="56" calcext:value-type="float">
            <text:p>56</text:p>
          </table:table-cell>
          <table:table-cell table:formula="of:=[.P23]-[.G23]" office:value-type="float" office:value="0" calcext:value-type="float">
            <text:p>0</text:p>
          </table:table-cell>
          <table:table-cell table:formula="of:=DEC2BIN([.E23];8)" office:value-type="string" office:string-value="11111000" calcext:value-type="string">
            <text:p>11111000</text:p>
          </table:table-cell>
          <table:table-cell table:formula="of:=DEC2BIN([.F23];8)" office:value-type="string" office:string-value="10111000" calcext:value-type="string">
            <text:p>10111000</text:p>
          </table:table-cell>
          <table:table-cell table:formula="of:=DEC2BIN([.G23];8)" office:value-type="string" office:string-value="00111000" calcext:value-type="string">
            <text:p>00111000</text:p>
          </table:table-cell>
          <table:table-cell table:formula="of:=IF(MID([.R23];1;3)=&quot;111&quot;; [.E23]; IF(MID([.R23];1;3)=&quot;101&quot;; [.E23]+64; &quot;ERROR&quot;))" office:value-type="float" office:value="248" calcext:value-type="float">
            <text:p>248</text:p>
          </table:table-cell>
          <table:table-cell table:formula="of:=[.U23]-[.A23]" office:value-type="float" office:value="0" calcext:value-type="float">
            <text:p>0</text:p>
          </table:table-cell>
          <table:table-cell table:formula="of:=IF(MID([.S23];1;3)=&quot;111&quot;; [.F23]; IF(MID([.S23];1;3)=&quot;101&quot;; [.F23]+64; IF(MID([.S23];1;3)=&quot;011&quot;; [.F23]+128; IF(MID([.S23];1;3)=&quot;001&quot;; [.F23]+192; &quot;ERROR&quot;))))" office:value-type="float" office:value="248" calcext:value-type="float">
            <text:p>248</text:p>
          </table:table-cell>
          <table:table-cell table:formula="of:=[.W23]-[.B23]" office:value-type="float" office:value="0" calcext:value-type="float">
            <text:p>0</text:p>
          </table:table-cell>
          <table:table-cell table:formula="of:=IF(MID([.T23];1;3)=&quot;111&quot;; [.G23]; IF(MID([.T23];1;3)=&quot;101&quot;; [.G23]+64; IF(MID([.T23];1;3)=&quot;011&quot;; [.G23]+128; IF(MID([.T23];1;3)=&quot;001&quot;; [.G23]+192; &quot;ERROR&quot;))))" office:value-type="float" office:value="248" calcext:value-type="float">
            <text:p>248</text:p>
          </table:table-cell>
          <table:table-cell table:formula="of:=[.Y23]-[.C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39" calcext:value-type="float">
            <text:p>39</text:p>
          </table:table-cell>
          <table:table-cell table:formula="of:=[.A24]-[.E24]" office:value-type="float" office:value="64" calcext:value-type="float">
            <text:p>64</text:p>
          </table:table-cell>
          <table:table-cell table:formula="of:=[.B24]-[.F24]" office:value-type="float" office:value="64" calcext:value-type="float">
            <text:p>64</text:p>
          </table:table-cell>
          <table:table-cell table:formula="of:=[.C24]-[.G24]" office:value-type="float" office:value="192" calcext:value-type="float">
            <text:p>192</text:p>
          </table:table-cell>
          <table:table-cell table:formula="of:=DEC2BIN([.D24])" office:value-type="string" office:string-value="11101000" calcext:value-type="string">
            <text:p>11101000</text:p>
          </table:table-cell>
          <table:table-cell table:formula="of:=IF(MID([.K24]; 1; 4)=&quot;1111&quot;; [.A24]; [.A24]-64)" office:value-type="float" office:value="165" calcext:value-type="float">
            <text:p>165</text:p>
          </table:table-cell>
          <table:table-cell table:formula="of:=[.E24]-[.L24]" office:value-type="float" office:value="0" calcext:value-type="float">
            <text:p>0</text:p>
          </table:table-cell>
          <table:table-cell table:formula="of:=IF(MID([.K24];4;3)=&quot;011&quot;; [.B24]; IF(MID([.K24];4;3)=&quot;110&quot;; [.B24]-64; IF(MID([.K24];4;3)=&quot;010&quot;; [.B24]-64; IF(MID([.K24];4;3)=&quot;101&quot;; [.B24]-128; IF(MID([.K24];4;3)=&quot;001&quot;; [.B24]-128; IF(MID([.K24];4;3)=&quot;100&quot;; [.B24]-192; IF(MID([.K24];4;3)=&quot;000&quot;; [.B24]-192; &quot;ERROR&quot;)))))))" office:value-type="float" office:value="166" calcext:value-type="float">
            <text:p>166</text:p>
          </table:table-cell>
          <table:table-cell table:formula="of:=[.N24]-[.F24]" office:value-type="float" office:value="0" calcext:value-type="float">
            <text:p>0</text:p>
          </table:table-cell>
          <table:table-cell table:formula="of:=IF(MID([.K24];7;2)=&quot;11&quot;; [.C24]; IF(MID([.K24];7;2)=&quot;10&quot;; [.C24]-64; IF(MID([.K24];7;2)=&quot;01&quot;; [.C24]-128; IF(MID([.K24];7;2)=&quot;00&quot;; [.C24]-192; &quot;ERROR&quot;))))" office:value-type="float" office:value="39" calcext:value-type="float">
            <text:p>39</text:p>
          </table:table-cell>
          <table:table-cell table:formula="of:=[.P24]-[.G24]" office:value-type="float" office:value="0" calcext:value-type="float">
            <text:p>0</text:p>
          </table:table-cell>
          <table:table-cell table:formula="of:=DEC2BIN([.E24];8)" office:value-type="string" office:string-value="10100101" calcext:value-type="string">
            <text:p>10100101</text:p>
          </table:table-cell>
          <table:table-cell table:formula="of:=DEC2BIN([.F24];8)" office:value-type="string" office:string-value="10100110" calcext:value-type="string">
            <text:p>10100110</text:p>
          </table:table-cell>
          <table:table-cell table:formula="of:=DEC2BIN([.G24];8)" office:value-type="string" office:string-value="00100111" calcext:value-type="string">
            <text:p>00100111</text:p>
          </table:table-cell>
          <table:table-cell table:formula="of:=IF(MID([.R24];1;3)=&quot;111&quot;; [.E24]; IF(MID([.R24];1;3)=&quot;101&quot;; [.E24]+64; &quot;ERROR&quot;))" office:value-type="float" office:value="229" calcext:value-type="float">
            <text:p>229</text:p>
          </table:table-cell>
          <table:table-cell table:formula="of:=[.U24]-[.A24]" office:value-type="float" office:value="0" calcext:value-type="float">
            <text:p>0</text:p>
          </table:table-cell>
          <table:table-cell table:formula="of:=IF(MID([.S24];1;3)=&quot;111&quot;; [.F24]; IF(MID([.S24];1;3)=&quot;101&quot;; [.F24]+64; IF(MID([.S24];1;3)=&quot;011&quot;; [.F24]+128; IF(MID([.S24];1;3)=&quot;001&quot;; [.F24]+192; &quot;ERROR&quot;))))" office:value-type="float" office:value="230" calcext:value-type="float">
            <text:p>230</text:p>
          </table:table-cell>
          <table:table-cell table:formula="of:=[.W24]-[.B24]" office:value-type="float" office:value="0" calcext:value-type="float">
            <text:p>0</text:p>
          </table:table-cell>
          <table:table-cell table:formula="of:=IF(MID([.T24];1;3)=&quot;111&quot;; [.G24]; IF(MID([.T24];1;3)=&quot;101&quot;; [.G24]+64; IF(MID([.T24];1;3)=&quot;011&quot;; [.G24]+128; IF(MID([.T24];1;3)=&quot;001&quot;; [.G24]+192; &quot;ERROR&quot;))))" office:value-type="float" office:value="231" calcext:value-type="float">
            <text:p>231</text:p>
          </table:table-cell>
          <table:table-cell table:formula="of:=[.Y24]-[.C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4" calcext:value-type="float">
            <text:p>234</text:p>
          </table:table-cell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  <table:table-cell office:value-type="float" office:value="171" calcext:value-type="float">
            <text:p>171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  <table:table-cell table:formula="of:=[.A25]-[.E25]" office:value-type="float" office:value="64" calcext:value-type="float">
            <text:p>64</text:p>
          </table:table-cell>
          <table:table-cell table:formula="of:=[.B25]-[.F25]" office:value-type="float" office:value="64" calcext:value-type="float">
            <text:p>64</text:p>
          </table:table-cell>
          <table:table-cell table:formula="of:=[.C25]-[.G25]" office:value-type="float" office:value="192" calcext:value-type="float">
            <text:p>192</text:p>
          </table:table-cell>
          <table:table-cell table:formula="of:=DEC2BIN([.D25])" office:value-type="string" office:string-value="11101000" calcext:value-type="string">
            <text:p>11101000</text:p>
          </table:table-cell>
          <table:table-cell table:formula="of:=IF(MID([.K25]; 1; 4)=&quot;1111&quot;; [.A25]; [.A25]-64)" office:value-type="float" office:value="171" calcext:value-type="float">
            <text:p>171</text:p>
          </table:table-cell>
          <table:table-cell table:formula="of:=[.E25]-[.L25]" office:value-type="float" office:value="0" calcext:value-type="float">
            <text:p>0</text:p>
          </table:table-cell>
          <table:table-cell table:formula="of:=IF(MID([.K25];4;3)=&quot;011&quot;; [.B25]; IF(MID([.K25];4;3)=&quot;110&quot;; [.B25]-64; IF(MID([.K25];4;3)=&quot;010&quot;; [.B25]-64; IF(MID([.K25];4;3)=&quot;101&quot;; [.B25]-128; IF(MID([.K25];4;3)=&quot;001&quot;; [.B25]-128; IF(MID([.K25];4;3)=&quot;100&quot;; [.B25]-192; IF(MID([.K25];4;3)=&quot;000&quot;; [.B25]-192; &quot;ERROR&quot;)))))))" office:value-type="float" office:value="170" calcext:value-type="float">
            <text:p>170</text:p>
          </table:table-cell>
          <table:table-cell table:formula="of:=[.N25]-[.F25]" office:value-type="float" office:value="0" calcext:value-type="float">
            <text:p>0</text:p>
          </table:table-cell>
          <table:table-cell table:formula="of:=IF(MID([.K25];7;2)=&quot;11&quot;; [.C25]; IF(MID([.K25];7;2)=&quot;10&quot;; [.C25]-64; IF(MID([.K25];7;2)=&quot;01&quot;; [.C25]-128; IF(MID([.K25];7;2)=&quot;00&quot;; [.C25]-192; &quot;ERROR&quot;))))" office:value-type="float" office:value="41" calcext:value-type="float">
            <text:p>41</text:p>
          </table:table-cell>
          <table:table-cell table:formula="of:=[.P25]-[.G25]" office:value-type="float" office:value="0" calcext:value-type="float">
            <text:p>0</text:p>
          </table:table-cell>
          <table:table-cell table:formula="of:=DEC2BIN([.E25];8)" office:value-type="string" office:string-value="10101011" calcext:value-type="string">
            <text:p>10101011</text:p>
          </table:table-cell>
          <table:table-cell table:formula="of:=DEC2BIN([.F25];8)" office:value-type="string" office:string-value="10101010" calcext:value-type="string">
            <text:p>10101010</text:p>
          </table:table-cell>
          <table:table-cell table:formula="of:=DEC2BIN([.G25];8)" office:value-type="string" office:string-value="00101001" calcext:value-type="string">
            <text:p>00101001</text:p>
          </table:table-cell>
          <table:table-cell table:formula="of:=IF(MID([.R25];1;3)=&quot;111&quot;; [.E25]; IF(MID([.R25];1;3)=&quot;101&quot;; [.E25]+64; &quot;ERROR&quot;))" office:value-type="float" office:value="235" calcext:value-type="float">
            <text:p>235</text:p>
          </table:table-cell>
          <table:table-cell table:formula="of:=[.U25]-[.A25]" office:value-type="float" office:value="0" calcext:value-type="float">
            <text:p>0</text:p>
          </table:table-cell>
          <table:table-cell table:formula="of:=IF(MID([.S25];1;3)=&quot;111&quot;; [.F25]; IF(MID([.S25];1;3)=&quot;101&quot;; [.F25]+64; IF(MID([.S25];1;3)=&quot;011&quot;; [.F25]+128; IF(MID([.S25];1;3)=&quot;001&quot;; [.F25]+192; &quot;ERROR&quot;))))" office:value-type="float" office:value="234" calcext:value-type="float">
            <text:p>234</text:p>
          </table:table-cell>
          <table:table-cell table:formula="of:=[.W25]-[.B25]" office:value-type="float" office:value="0" calcext:value-type="float">
            <text:p>0</text:p>
          </table:table-cell>
          <table:table-cell table:formula="of:=IF(MID([.T25];1;3)=&quot;111&quot;; [.G25]; IF(MID([.T25];1;3)=&quot;101&quot;; [.G25]+64; IF(MID([.T25];1;3)=&quot;011&quot;; [.G25]+128; IF(MID([.T25];1;3)=&quot;001&quot;; [.G25]+192; &quot;ERROR&quot;))))" office:value-type="float" office:value="233" calcext:value-type="float">
            <text:p>233</text:p>
          </table:table-cell>
          <table:table-cell table:formula="of:=[.Y25]-[.C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49" calcext:value-type="float">
            <text:p>249</text:p>
          </table:table-cell>
          <table:table-cell table:number-columns-repeated="2" office:value-type="float" office:value="232" calcext:value-type="float">
            <text:p>232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40" calcext:value-type="float">
            <text:p>40</text:p>
          </table:table-cell>
          <table:table-cell table:formula="of:=[.A26]-[.E26]" office:value-type="float" office:value="64" calcext:value-type="float">
            <text:p>64</text:p>
          </table:table-cell>
          <table:table-cell table:formula="of:=[.B26]-[.F26]" office:value-type="float" office:value="64" calcext:value-type="float">
            <text:p>64</text:p>
          </table:table-cell>
          <table:table-cell table:formula="of:=[.C26]-[.G26]" office:value-type="float" office:value="192" calcext:value-type="float">
            <text:p>192</text:p>
          </table:table-cell>
          <table:table-cell table:formula="of:=DEC2BIN([.D26])" office:value-type="string" office:string-value="11101000" calcext:value-type="string">
            <text:p>11101000</text:p>
          </table:table-cell>
          <table:table-cell table:formula="of:=IF(MID([.K26]; 1; 4)=&quot;1111&quot;; [.A26]; [.A26]-64)" office:value-type="float" office:value="185" calcext:value-type="float">
            <text:p>185</text:p>
          </table:table-cell>
          <table:table-cell table:formula="of:=[.E26]-[.L26]" office:value-type="float" office:value="0" calcext:value-type="float">
            <text:p>0</text:p>
          </table:table-cell>
          <table:table-cell table:formula="of:=IF(MID([.K26];4;3)=&quot;011&quot;; [.B26]; IF(MID([.K26];4;3)=&quot;110&quot;; [.B26]-64; IF(MID([.K26];4;3)=&quot;010&quot;; [.B26]-64; IF(MID([.K26];4;3)=&quot;101&quot;; [.B26]-128; IF(MID([.K26];4;3)=&quot;001&quot;; [.B26]-128; IF(MID([.K26];4;3)=&quot;100&quot;; [.B26]-192; IF(MID([.K26];4;3)=&quot;000&quot;; [.B26]-192; &quot;ERROR&quot;)))))))" office:value-type="float" office:value="185" calcext:value-type="float">
            <text:p>185</text:p>
          </table:table-cell>
          <table:table-cell table:formula="of:=[.N26]-[.F26]" office:value-type="float" office:value="0" calcext:value-type="float">
            <text:p>0</text:p>
          </table:table-cell>
          <table:table-cell table:formula="of:=IF(MID([.K26];7;2)=&quot;11&quot;; [.C26]; IF(MID([.K26];7;2)=&quot;10&quot;; [.C26]-64; IF(MID([.K26];7;2)=&quot;01&quot;; [.C26]-128; IF(MID([.K26];7;2)=&quot;00&quot;; [.C26]-192; &quot;ERROR&quot;))))" office:value-type="float" office:value="40" calcext:value-type="float">
            <text:p>40</text:p>
          </table:table-cell>
          <table:table-cell table:formula="of:=[.P26]-[.G26]" office:value-type="float" office:value="0" calcext:value-type="float">
            <text:p>0</text:p>
          </table:table-cell>
          <table:table-cell table:formula="of:=DEC2BIN([.E26];8)" office:value-type="string" office:string-value="10111001" calcext:value-type="string">
            <text:p>10111001</text:p>
          </table:table-cell>
          <table:table-cell table:formula="of:=DEC2BIN([.F26];8)" office:value-type="string" office:string-value="10111001" calcext:value-type="string">
            <text:p>10111001</text:p>
          </table:table-cell>
          <table:table-cell table:formula="of:=DEC2BIN([.G26];8)" office:value-type="string" office:string-value="00101000" calcext:value-type="string">
            <text:p>00101000</text:p>
          </table:table-cell>
          <table:table-cell table:formula="of:=IF(MID([.R26];1;3)=&quot;111&quot;; [.E26]; IF(MID([.R26];1;3)=&quot;101&quot;; [.E26]+64; &quot;ERROR&quot;))" office:value-type="float" office:value="249" calcext:value-type="float">
            <text:p>249</text:p>
          </table:table-cell>
          <table:table-cell table:formula="of:=[.U26]-[.A26]" office:value-type="float" office:value="0" calcext:value-type="float">
            <text:p>0</text:p>
          </table:table-cell>
          <table:table-cell table:formula="of:=IF(MID([.S26];1;3)=&quot;111&quot;; [.F26]; IF(MID([.S26];1;3)=&quot;101&quot;; [.F26]+64; IF(MID([.S26];1;3)=&quot;011&quot;; [.F26]+128; IF(MID([.S26];1;3)=&quot;001&quot;; [.F26]+192; &quot;ERROR&quot;))))" office:value-type="float" office:value="249" calcext:value-type="float">
            <text:p>249</text:p>
          </table:table-cell>
          <table:table-cell table:formula="of:=[.W26]-[.B26]" office:value-type="float" office:value="0" calcext:value-type="float">
            <text:p>0</text:p>
          </table:table-cell>
          <table:table-cell table:formula="of:=IF(MID([.T26];1;3)=&quot;111&quot;; [.G26]; IF(MID([.T26];1;3)=&quot;101&quot;; [.G26]+64; IF(MID([.T26];1;3)=&quot;011&quot;; [.G26]+128; IF(MID([.T26];1;3)=&quot;001&quot;; [.G26]+192; &quot;ERROR&quot;))))" office:value-type="float" office:value="232" calcext:value-type="float">
            <text:p>232</text:p>
          </table:table-cell>
          <table:table-cell table:formula="of:=[.Y26]-[.C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161" calcext:value-type="float">
            <text:p>161</text:p>
          </table:table-cell>
          <table:table-cell office:value-type="float" office:value="98" calcext:value-type="float">
            <text:p>98</text:p>
          </table:table-cell>
          <table:table-cell office:value-type="float" office:value="35" calcext:value-type="float">
            <text:p>35</text:p>
          </table:table-cell>
          <table:table-cell table:formula="of:=[.A27]-[.E27]" office:value-type="float" office:value="64" calcext:value-type="float">
            <text:p>64</text:p>
          </table:table-cell>
          <table:table-cell table:formula="of:=[.B27]-[.F27]" office:value-type="float" office:value="128" calcext:value-type="float">
            <text:p>128</text:p>
          </table:table-cell>
          <table:table-cell table:formula="of:=[.C27]-[.G27]" office:value-type="float" office:value="192" calcext:value-type="float">
            <text:p>192</text:p>
          </table:table-cell>
          <table:table-cell table:formula="of:=DEC2BIN([.D27])" office:value-type="string" office:string-value="11100100" calcext:value-type="string">
            <text:p>11100100</text:p>
          </table:table-cell>
          <table:table-cell table:formula="of:=IF(MID([.K27]; 1; 4)=&quot;1111&quot;; [.A27]; [.A27]-64)" office:value-type="float" office:value="161" calcext:value-type="float">
            <text:p>161</text:p>
          </table:table-cell>
          <table:table-cell table:formula="of:=[.E27]-[.L27]" office:value-type="float" office:value="0" calcext:value-type="float">
            <text:p>0</text:p>
          </table:table-cell>
          <table:table-cell table:formula="of:=IF(MID([.K27];4;3)=&quot;011&quot;; [.B27]; IF(MID([.K27];4;3)=&quot;110&quot;; [.B27]-64; IF(MID([.K27];4;3)=&quot;010&quot;; [.B27]-64; IF(MID([.K27];4;3)=&quot;101&quot;; [.B27]-128; IF(MID([.K27];4;3)=&quot;001&quot;; [.B27]-128; IF(MID([.K27];4;3)=&quot;100&quot;; [.B27]-192; IF(MID([.K27];4;3)=&quot;000&quot;; [.B27]-192; &quot;ERROR&quot;)))))))" office:value-type="float" office:value="98" calcext:value-type="float">
            <text:p>98</text:p>
          </table:table-cell>
          <table:table-cell table:formula="of:=[.N27]-[.F27]" office:value-type="float" office:value="0" calcext:value-type="float">
            <text:p>0</text:p>
          </table:table-cell>
          <table:table-cell table:formula="of:=IF(MID([.K27];7;2)=&quot;11&quot;; [.C27]; IF(MID([.K27];7;2)=&quot;10&quot;; [.C27]-64; IF(MID([.K27];7;2)=&quot;01&quot;; [.C27]-128; IF(MID([.K27];7;2)=&quot;00&quot;; [.C27]-192; &quot;ERROR&quot;))))" office:value-type="float" office:value="35" calcext:value-type="float">
            <text:p>35</text:p>
          </table:table-cell>
          <table:table-cell table:formula="of:=[.P27]-[.G27]" office:value-type="float" office:value="0" calcext:value-type="float">
            <text:p>0</text:p>
          </table:table-cell>
          <table:table-cell table:formula="of:=DEC2BIN([.E27];8)" office:value-type="string" office:string-value="10100001" calcext:value-type="string">
            <text:p>10100001</text:p>
          </table:table-cell>
          <table:table-cell table:formula="of:=DEC2BIN([.F27];8)" office:value-type="string" office:string-value="01100010" calcext:value-type="string">
            <text:p>01100010</text:p>
          </table:table-cell>
          <table:table-cell table:formula="of:=DEC2BIN([.G27];8)" office:value-type="string" office:string-value="00100011" calcext:value-type="string">
            <text:p>00100011</text:p>
          </table:table-cell>
          <table:table-cell table:formula="of:=IF(MID([.R27];1;3)=&quot;111&quot;; [.E27]; IF(MID([.R27];1;3)=&quot;101&quot;; [.E27]+64; &quot;ERROR&quot;))" office:value-type="float" office:value="225" calcext:value-type="float">
            <text:p>225</text:p>
          </table:table-cell>
          <table:table-cell table:formula="of:=[.U27]-[.A27]" office:value-type="float" office:value="0" calcext:value-type="float">
            <text:p>0</text:p>
          </table:table-cell>
          <table:table-cell table:formula="of:=IF(MID([.S27];1;3)=&quot;111&quot;; [.F27]; IF(MID([.S27];1;3)=&quot;101&quot;; [.F27]+64; IF(MID([.S27];1;3)=&quot;011&quot;; [.F27]+128; IF(MID([.S27];1;3)=&quot;001&quot;; [.F27]+192; &quot;ERROR&quot;))))" office:value-type="float" office:value="226" calcext:value-type="float">
            <text:p>226</text:p>
          </table:table-cell>
          <table:table-cell table:formula="of:=[.W27]-[.B27]" office:value-type="float" office:value="0" calcext:value-type="float">
            <text:p>0</text:p>
          </table:table-cell>
          <table:table-cell table:formula="of:=IF(MID([.T27];1;3)=&quot;111&quot;; [.G27]; IF(MID([.T27];1;3)=&quot;101&quot;; [.G27]+64; IF(MID([.T27];1;3)=&quot;011&quot;; [.G27]+128; IF(MID([.T27];1;3)=&quot;001&quot;; [.G27]+192; &quot;ERROR&quot;))))" office:value-type="float" office:value="227" calcext:value-type="float">
            <text:p>227</text:p>
          </table:table-cell>
          <table:table-cell table:formula="of:=[.Y27]-[.C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27" calcext:value-type="float">
            <text:p>227</text:p>
          </table:table-cell>
          <table:table-cell office:value-type="float" office:value="238" calcext:value-type="float">
            <text:p>238</text:p>
          </table:table-cell>
          <table:table-cell office:value-type="float" office:value="228" calcext:value-type="float">
            <text:p>228</text:p>
          </table:table-cell>
          <table:table-cell office:value-type="float" office:value="183" calcext:value-type="float">
            <text:p>183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table:formula="of:=[.A28]-[.E28]" office:value-type="float" office:value="64" calcext:value-type="float">
            <text:p>64</text:p>
          </table:table-cell>
          <table:table-cell table:formula="of:=[.B28]-[.F28]" office:value-type="float" office:value="128" calcext:value-type="float">
            <text:p>128</text:p>
          </table:table-cell>
          <table:table-cell table:formula="of:=[.C28]-[.G28]" office:value-type="float" office:value="192" calcext:value-type="float">
            <text:p>192</text:p>
          </table:table-cell>
          <table:table-cell table:formula="of:=DEC2BIN([.D28])" office:value-type="string" office:string-value="11100100" calcext:value-type="string">
            <text:p>11100100</text:p>
          </table:table-cell>
          <table:table-cell table:formula="of:=IF(MID([.K28]; 1; 4)=&quot;1111&quot;; [.A28]; [.A28]-64)" office:value-type="float" office:value="183" calcext:value-type="float">
            <text:p>183</text:p>
          </table:table-cell>
          <table:table-cell table:formula="of:=[.E28]-[.L28]" office:value-type="float" office:value="0" calcext:value-type="float">
            <text:p>0</text:p>
          </table:table-cell>
          <table:table-cell table:formula="of:=IF(MID([.K28];4;3)=&quot;011&quot;; [.B28]; IF(MID([.K28];4;3)=&quot;110&quot;; [.B28]-64; IF(MID([.K28];4;3)=&quot;010&quot;; [.B28]-64; IF(MID([.K28];4;3)=&quot;101&quot;; [.B28]-128; IF(MID([.K28];4;3)=&quot;001&quot;; [.B28]-128; IF(MID([.K28];4;3)=&quot;100&quot;; [.B28]-192; IF(MID([.K28];4;3)=&quot;000&quot;; [.B28]-192; &quot;ERROR&quot;)))))))" office:value-type="float" office:value="99" calcext:value-type="float">
            <text:p>99</text:p>
          </table:table-cell>
          <table:table-cell table:formula="of:=[.N28]-[.F28]" office:value-type="float" office:value="0" calcext:value-type="float">
            <text:p>0</text:p>
          </table:table-cell>
          <table:table-cell table:formula="of:=IF(MID([.K28];7;2)=&quot;11&quot;; [.C28]; IF(MID([.K28];7;2)=&quot;10&quot;; [.C28]-64; IF(MID([.K28];7;2)=&quot;01&quot;; [.C28]-128; IF(MID([.K28];7;2)=&quot;00&quot;; [.C28]-192; &quot;ERROR&quot;))))" office:value-type="float" office:value="46" calcext:value-type="float">
            <text:p>46</text:p>
          </table:table-cell>
          <table:table-cell table:formula="of:=[.P28]-[.G28]" office:value-type="float" office:value="0" calcext:value-type="float">
            <text:p>0</text:p>
          </table:table-cell>
          <table:table-cell table:formula="of:=DEC2BIN([.E28];8)" office:value-type="string" office:string-value="10110111" calcext:value-type="string">
            <text:p>10110111</text:p>
          </table:table-cell>
          <table:table-cell table:formula="of:=DEC2BIN([.F28];8)" office:value-type="string" office:string-value="01100011" calcext:value-type="string">
            <text:p>01100011</text:p>
          </table:table-cell>
          <table:table-cell table:formula="of:=DEC2BIN([.G28];8)" office:value-type="string" office:string-value="00101110" calcext:value-type="string">
            <text:p>00101110</text:p>
          </table:table-cell>
          <table:table-cell table:formula="of:=IF(MID([.R28];1;3)=&quot;111&quot;; [.E28]; IF(MID([.R28];1;3)=&quot;101&quot;; [.E28]+64; &quot;ERROR&quot;))" office:value-type="float" office:value="247" calcext:value-type="float">
            <text:p>247</text:p>
          </table:table-cell>
          <table:table-cell table:formula="of:=[.U28]-[.A28]" office:value-type="float" office:value="0" calcext:value-type="float">
            <text:p>0</text:p>
          </table:table-cell>
          <table:table-cell table:formula="of:=IF(MID([.S28];1;3)=&quot;111&quot;; [.F28]; IF(MID([.S28];1;3)=&quot;101&quot;; [.F28]+64; IF(MID([.S28];1;3)=&quot;011&quot;; [.F28]+128; IF(MID([.S28];1;3)=&quot;001&quot;; [.F28]+192; &quot;ERROR&quot;))))" office:value-type="float" office:value="227" calcext:value-type="float">
            <text:p>227</text:p>
          </table:table-cell>
          <table:table-cell table:formula="of:=[.W28]-[.B28]" office:value-type="float" office:value="0" calcext:value-type="float">
            <text:p>0</text:p>
          </table:table-cell>
          <table:table-cell table:formula="of:=IF(MID([.T28];1;3)=&quot;111&quot;; [.G28]; IF(MID([.T28];1;3)=&quot;101&quot;; [.G28]+64; IF(MID([.T28];1;3)=&quot;011&quot;; [.G28]+128; IF(MID([.T28];1;3)=&quot;001&quot;; [.G28]+192; &quot;ERROR&quot;))))" office:value-type="float" office:value="238" calcext:value-type="float">
            <text:p>238</text:p>
          </table:table-cell>
          <table:table-cell table:formula="of:=[.Y28]-[.C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27" calcext:value-type="float">
            <text:p>22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formula="of:=[.A29]-[.E29]" office:value-type="float" office:value="0" calcext:value-type="float">
            <text:p>0</text:p>
          </table:table-cell>
          <table:table-cell table:formula="of:=[.B29]-[.F29]" office:value-type="float" office:value="192" calcext:value-type="float">
            <text:p>192</text:p>
          </table:table-cell>
          <table:table-cell table:formula="of:=[.C29]-[.G29]" office:value-type="float" office:value="192" calcext:value-type="float">
            <text:p>192</text:p>
          </table:table-cell>
          <table:table-cell table:formula="of:=DEC2BIN([.D29])" office:value-type="string" office:string-value="11110000" calcext:value-type="string">
            <text:p>11110000</text:p>
          </table:table-cell>
          <table:table-cell table:formula="of:=IF(MID([.K29]; 1; 4)=&quot;1111&quot;; [.A29]; [.A29]-64)" office:value-type="float" office:value="243" calcext:value-type="float">
            <text:p>243</text:p>
          </table:table-cell>
          <table:table-cell table:formula="of:=[.E29]-[.L29]" office:value-type="float" office:value="0" calcext:value-type="float">
            <text:p>0</text:p>
          </table:table-cell>
          <table:table-cell table:formula="of:=IF(MID([.K29];4;3)=&quot;011&quot;; [.B29]; IF(MID([.K29];4;3)=&quot;110&quot;; [.B29]-64; IF(MID([.K29];4;3)=&quot;010&quot;; [.B29]-64; IF(MID([.K29];4;3)=&quot;101&quot;; [.B29]-128; IF(MID([.K29];4;3)=&quot;001&quot;; [.B29]-128; IF(MID([.K29];4;3)=&quot;100&quot;; [.B29]-192; IF(MID([.K29];4;3)=&quot;000&quot;; [.B29]-192; &quot;ERROR&quot;)))))))" office:value-type="float" office:value="35" calcext:value-type="float">
            <text:p>35</text:p>
          </table:table-cell>
          <table:table-cell table:formula="of:=[.N29]-[.F29]" office:value-type="float" office:value="0" calcext:value-type="float">
            <text:p>0</text:p>
          </table:table-cell>
          <table:table-cell table:formula="of:=IF(MID([.K29];7;2)=&quot;11&quot;; [.C29]; IF(MID([.K29];7;2)=&quot;10&quot;; [.C29]-64; IF(MID([.K29];7;2)=&quot;01&quot;; [.C29]-128; IF(MID([.K29];7;2)=&quot;00&quot;; [.C29]-192; &quot;ERROR&quot;))))" office:value-type="float" office:value="45" calcext:value-type="float">
            <text:p>45</text:p>
          </table:table-cell>
          <table:table-cell table:formula="of:=[.P29]-[.G29]" office:value-type="float" office:value="0" calcext:value-type="float">
            <text:p>0</text:p>
          </table:table-cell>
          <table:table-cell table:formula="of:=DEC2BIN([.E29];8)" office:value-type="string" office:string-value="11110011" calcext:value-type="string">
            <text:p>11110011</text:p>
          </table:table-cell>
          <table:table-cell table:formula="of:=DEC2BIN([.F29];8)" office:value-type="string" office:string-value="00100011" calcext:value-type="string">
            <text:p>00100011</text:p>
          </table:table-cell>
          <table:table-cell table:formula="of:=DEC2BIN([.G29];8)" office:value-type="string" office:string-value="00101101" calcext:value-type="string">
            <text:p>00101101</text:p>
          </table:table-cell>
          <table:table-cell table:formula="of:=IF(MID([.R29];1;3)=&quot;111&quot;; [.E29]; IF(MID([.R29];1;3)=&quot;101&quot;; [.E29]+64; &quot;ERROR&quot;))" office:value-type="float" office:value="243" calcext:value-type="float">
            <text:p>243</text:p>
          </table:table-cell>
          <table:table-cell table:formula="of:=[.U29]-[.A29]" office:value-type="float" office:value="0" calcext:value-type="float">
            <text:p>0</text:p>
          </table:table-cell>
          <table:table-cell table:formula="of:=IF(MID([.S29];1;3)=&quot;111&quot;; [.F29]; IF(MID([.S29];1;3)=&quot;101&quot;; [.F29]+64; IF(MID([.S29];1;3)=&quot;011&quot;; [.F29]+128; IF(MID([.S29];1;3)=&quot;001&quot;; [.F29]+192; &quot;ERROR&quot;))))" office:value-type="float" office:value="227" calcext:value-type="float">
            <text:p>227</text:p>
          </table:table-cell>
          <table:table-cell table:formula="of:=[.W29]-[.B29]" office:value-type="float" office:value="0" calcext:value-type="float">
            <text:p>0</text:p>
          </table:table-cell>
          <table:table-cell table:formula="of:=IF(MID([.T29];1;3)=&quot;111&quot;; [.G29]; IF(MID([.T29];1;3)=&quot;101&quot;; [.G29]+64; IF(MID([.T29];1;3)=&quot;011&quot;; [.G29]+128; IF(MID([.T29];1;3)=&quot;001&quot;; [.G29]+192; &quot;ERROR&quot;))))" office:value-type="float" office:value="237" calcext:value-type="float">
            <text:p>237</text:p>
          </table:table-cell>
          <table:table-cell table:formula="of:=[.Y29]-[.C29]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3:Sheet1.AB29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2T20:18:20.636669447</meta:creation-date>
    <dc:date>2025-04-23T16:16:57.523375137</dc:date>
    <meta:editing-duration>PT1H11M52S</meta:editing-duration>
    <meta:editing-cycles>19</meta:editing-cycles>
    <meta:generator>LibreOffice/7.3.7.2$Linux_X86_64 LibreOffice_project/30$Build-2</meta:generator>
    <meta:document-statistic meta:table-count="1" meta:cell-count="734" meta:object-count="0"/>
  </office:meta>
</office:document-meta>
</file>